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ce style:name="Consolas1" svg:font-family="Consolas" style:font-family-generic="swiss" style:font-pitch="variable"/>
    <style:font-face style:name="Consolas2" svg:font-family="Consolas" style:font-family-generic="swiss" style:font-pitch="fixed"/>
    <style:font-face style:name="Consolas3" svg:font-family="Consolas" style:font-adornments="Italic" style:font-family-generic="modern" style:font-pitch="fixed"/>
    <style:font-face style:name="Consolas4" svg:font-family="Consolas" style:font-family-generic="modern" style:font-pitch="fixed"/>
    <style:font-face style:name="Consolas5"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6.256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7.637cm"/>
      <style:paragraph-properties style:writing-mode="lr-tb"/>
    </style:style>
    <style:style style:name="pr20" style:family="presentation" style:parent-style-name="Default-notes">
      <style:graphic-properties draw:fill-color="#ffffff" fo:min-height="0.33cm"/>
      <style:paragraph-properties style:writing-mode="lr-tb"/>
    </style:style>
    <style:style style:name="pr21" style:family="presentation" style:parent-style-name="Default-outline1">
      <style:graphic-properties draw:textarea-vertical-align="middle" fo:min-height="13.989cm"/>
      <style:paragraph-properties style:writing-mode="lr-tb"/>
    </style:style>
    <style:style style:name="pr22" style:family="presentation" style:parent-style-name="Default-outline1">
      <style:graphic-properties draw:textarea-vertical-align="middle" fo:min-height="14.111cm"/>
      <style:paragraph-properties style:writing-mode="lr-tb"/>
    </style:style>
    <style:style style:name="pr23" style:family="presentation" style:parent-style-name="Default-outline1">
      <style:graphic-properties draw:textarea-vertical-align="middle" fo:min-height="15.771cm"/>
      <style:paragraph-properties style:writing-mode="lr-tb"/>
    </style:style>
    <style:style style:name="pr24" style:family="presentation" style:parent-style-name="Default-outline1">
      <style:graphic-properties draw:textarea-vertical-align="middle" fo:min-height="15.643cm"/>
      <style:paragraph-properties style:writing-mode="lr-tb"/>
    </style:style>
    <style:style style:name="pr25" style:family="presentation" style:parent-style-name="Default-notes">
      <style:graphic-properties draw:fill-color="#ffffff" fo:min-height="18.889cm"/>
      <style:paragraph-properties style:writing-mode="lr-tb"/>
    </style:style>
    <style:style style:name="pr26" style:family="presentation" style:parent-style-name="Default-outline1">
      <style:graphic-properties fo:min-height="13.859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draw:textarea-vertical-align="middle" fo:min-height="14.941cm"/>
      <style:paragraph-properties style:writing-mode="lr-tb"/>
    </style:style>
    <style:style style:name="pr29" style:family="presentation" style:parent-style-name="Default-notes">
      <style:graphic-properties draw:fill-color="#ffffff" fo:min-height="25.185cm"/>
      <style:paragraph-properties style:writing-mode="lr-tb"/>
    </style:style>
    <style:style style:name="pr30" style:family="presentation" style:parent-style-name="Default-notes">
      <style:graphic-properties draw:fill-color="#ffffff" fo:min-height="21.25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outline1">
      <style:graphic-properties draw:textarea-vertical-align="middle" fo:min-height="14.216cm"/>
      <style:paragraph-properties style:writing-mode="lr-tb"/>
    </style:style>
    <style:style style:name="pr34" style:family="presentation" style:parent-style-name="Default-outline1">
      <style:graphic-properties draw:textarea-vertical-align="middle" fo:min-height="15.046cm"/>
      <style:paragraph-properties style:writing-mode="lr-tb"/>
    </style:style>
    <style:style style:name="pr35" style:family="presentation" style:parent-style-name="Default-notes">
      <style:graphic-properties draw:fill-color="#ffffff" fo:min-height="15.741cm"/>
      <style:paragraph-properties style:writing-mode="lr-tb"/>
    </style:style>
    <style:style style:name="pr36" style:family="presentation" style:parent-style-name="Default-outline1">
      <style:graphic-properties fo:min-height="14.111cm"/>
      <style:paragraph-properties style:writing-mode="lr-tb"/>
    </style:style>
    <style:style style:name="pr37" style:family="presentation" style:parent-style-name="Default-outline1">
      <style:graphic-properties draw:textarea-vertical-align="middle" fo:min-height="14.901cm"/>
      <style:paragraph-properties style:writing-mode="lr-tb"/>
    </style:style>
    <style:style style:name="pr38" style:family="presentation" style:parent-style-name="Default-outline1">
      <style:graphic-properties fo:min-height="14.156cm"/>
      <style:paragraph-properties style:writing-mode="lr-tb"/>
    </style:style>
    <style:style style:name="pr39" style:family="presentation" style:parent-style-name="Default-notes">
      <style:graphic-properties draw:fill-color="#ffffff" fo:min-height="17.315cm"/>
      <style:paragraph-properties style:writing-mode="lr-tb"/>
    </style:style>
    <style:style style:name="pr40" style:family="presentation" style:parent-style-name="Default-outline1">
      <style:graphic-properties fo:min-height="12.18cm"/>
      <style:paragraph-properties style:writing-mode="lr-tb"/>
    </style:style>
    <style:style style:name="pr41" style:family="presentation" style:parent-style-name="Default-notes">
      <style:graphic-properties draw:fill-color="#ffffff" fo:min-height="8.586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writing-mode="lr-tb"/>
      <style:text-properties style:font-name="Consolas2" fo:font-size="16pt" style:font-name-asian="Consolas2" style:font-size-asian="16pt" style:font-name-complex="Consolas2" style:font-size-complex="16pt"/>
    </style:style>
    <style:style style:name="P8" style:family="paragraph">
      <style:paragraph-properties fo:margin-top="0cm" fo:margin-bottom="0cm" style:text-autospace="none"/>
      <style:text-properties style:font-name="Consolas" fo:font-size="16pt" style:font-name-asian="Consolas" style:font-size-asian="16pt" style:font-name-complex="Consolas" style:font-size-complex="16pt"/>
    </style:style>
    <style:style style:name="P9" style:family="paragraph">
      <style:paragraph-properties fo:margin-top="0cm" fo:margin-bottom="0cm" style:writing-mode="lr-tb"/>
      <style:text-properties fo:font-size="16pt" style:font-size-asian="16pt" style:font-size-complex="16pt"/>
    </style:style>
    <style:style style:name="P10" style:family="paragraph">
      <style:paragraph-properties fo:margin-top="0cm" fo:margin-bottom="0cm" style:text-autospace="none"/>
    </style:style>
    <style:style style:name="P11" style:family="paragraph">
      <style:paragraph-properties fo:margin-top="0cm" fo:margin-bottom="0cm" style:writing-mode="lr-tb"/>
      <style:text-properties fo:font-size="14pt" style:font-size-asian="14pt" style:font-size-complex="14pt"/>
    </style:style>
    <style:style style:name="P12" style:family="paragraph">
      <style:paragraph-properties fo:text-align="center"/>
    </style:style>
    <style:style style:name="P13" style:family="paragraph">
      <style:paragraph-properties style:text-autospace="none"/>
    </style:style>
    <style:style style:name="P14" style:family="paragraph">
      <style:paragraph-properties style:writing-mode="lr-tb"/>
      <style:text-properties fo:font-size="14pt" style:font-size-asian="14pt" style:font-size-complex="14pt"/>
    </style:style>
    <style:style style:name="P15" style:family="paragraph">
      <style:paragraph-properties fo:margin-top="0cm" fo:margin-bottom="0cm" style:writing-mode="lr-tb"/>
      <style:text-properties fo:font-size="24pt" style:font-size-asian="24pt" style:font-size-complex="24pt"/>
    </style:style>
    <style:style style:name="P16" style:family="paragraph">
      <style:paragraph-properties style:writing-mode="lr-tb"/>
      <style:text-properties fo:font-size="24pt" style:font-size-asian="24pt" style:font-size-complex="24pt"/>
    </style:style>
    <style:style style:name="P17" style:family="paragraph">
      <style:paragraph-properties fo:margin-top="0cm" fo:margin-bottom="0cm" style:writing-mode="lr-tb"/>
      <style:text-properties fo:font-size="26pt" style:font-size-asian="26pt" style:font-size-complex="26pt"/>
    </style:style>
    <style:style style:name="P18" style:family="paragraph">
      <style:paragraph-properties fo:margin-top="0cm" fo:margin-bottom="0cm" style:writing-mode="lr-tb"/>
      <style:text-properties style:font-name="Consolas3" fo:font-size="16pt" style:font-size-asian="16pt" style:font-size-complex="16pt"/>
    </style:style>
    <style:style style:name="P19" style:family="paragraph">
      <style:paragraph-properties fo:margin-top="0cm" fo:margin-bottom="0cm" style:writing-mode="lr-tb"/>
      <style:text-properties fo:font-size="20pt" style:font-size-asian="20pt" style:font-size-complex="20pt"/>
    </style:style>
    <style:style style:name="P20" style:family="paragraph">
      <style:paragraph-properties fo:margin-top="0cm" fo:margin-bottom="0cm" style:writing-mode="lr-tb"/>
      <style:text-properties fo:font-size="12pt" style:font-size-asian="12pt" style:font-size-complex="12pt"/>
    </style:style>
    <style:style style:name="P21" style:family="paragraph">
      <style:paragraph-properties fo:margin-top="0cm" fo:margin-bottom="0.298cm" style:writing-mode="lr-tb"/>
      <style:text-properties fo:font-size="20pt" style:font-size-asian="20pt" style:font-size-complex="20pt"/>
    </style:style>
    <style:style style:name="P22" style:family="paragraph">
      <style:paragraph-properties fo:margin-top="0cm" fo:margin-bottom="0cm" style:writing-mode="lr-tb"/>
    </style:style>
    <style:style style:name="P23" style:family="paragraph">
      <style:paragraph-properties fo:margin-top="0cm" fo:margin-bottom="0cm" style:writing-mode="lr-tb"/>
      <style:text-properties fo:font-size="18pt" style:font-size-asian="18pt" style:font-size-complex="18pt"/>
    </style:style>
    <style:style style:name="P24" style:family="paragraph">
      <style:paragraph-properties fo:margin-top="0cm" fo:margin-bottom="0cm" fo:text-align="start" style:writing-mode="lr-tb"/>
      <style:text-properties fo:font-size="20pt" style:font-size-asian="20pt" style:font-size-complex="20pt"/>
    </style:style>
    <style:style style:name="P25" style:family="paragraph">
      <style:paragraph-properties style:writing-mode="lr-tb"/>
      <style:text-properties fo:font-size="20pt" style:font-size-asian="20pt" style:font-size-complex="20pt"/>
    </style:style>
    <style:style style:name="P26" style:family="paragraph">
      <loext:graphic-properties draw:fill-color="#ffffff"/>
    </style:style>
    <style:style style:name="P27" style:family="paragraph">
      <style:paragraph-properties style:writing-mode="lr-tb"/>
      <style:text-properties fo:font-size="26pt" style:font-size-asian="26pt" style:font-size-complex="26pt"/>
    </style:style>
    <style:style style:name="P28"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2" fo:font-size="16pt" style:font-name-asian="Consolas2" style:font-size-asian="16pt" style:font-name-complex="Consolas2" style:font-size-complex="16pt"/>
    </style:style>
    <style:style style:name="T4" style:family="text">
      <style:text-properties fo:color="#3f7f7f" loext:opacity="100%" style:font-name="Consolas2" fo:font-size="16pt" style:font-name-asian="Consolas2" style:font-size-asian="16pt" style:font-name-complex="Consolas2" style:font-size-complex="16pt"/>
    </style:style>
    <style:style style:name="T5" style:family="text">
      <style:text-properties style:font-name="Consolas2" fo:font-size="16pt" style:font-name-asian="Consolas2" style:font-size-asian="16pt" style:font-name-complex="Consolas2" style:font-size-complex="16pt"/>
    </style:style>
    <style:style style:name="T6" style:family="text">
      <style:text-properties fo:color="#7f007f" loext:opacity="100%" style:font-name="Consolas2" fo:font-size="16pt" style:font-name-asian="Consolas2" style:font-size-asian="16pt" style:font-name-complex="Consolas2" style:font-size-complex="16pt"/>
    </style:style>
    <style:style style:name="T7" style:family="text">
      <style:text-properties fo:color="#000000" loext:opacity="100%" style:font-name="Consolas2" fo:font-size="16pt" style:font-name-asian="Consolas2" style:font-size-asian="16pt" style:font-name-complex="Consolas2" style:font-size-complex="16pt"/>
    </style:style>
    <style:style style:name="T8" style:family="text">
      <style:text-properties fo:color="#2a00ff" loext:opacity="100%" style:font-name="Consolas2" fo:font-size="16pt" fo:font-style="italic" style:font-name-asian="Consolas2" style:font-size-asian="16pt" style:font-style-asian="italic" style:font-name-complex="Consolas2" style:font-size-complex="16pt" style:font-style-complex="italic"/>
    </style:style>
    <style:style style:name="T9" style:family="text">
      <style:text-properties fo:color="#000000" loext:opacity="100%" style:font-name="Consolas2" fo:font-size="16pt" style:text-underline-style="solid" style:text-underline-width="auto" style:text-underline-color="font-color" style:font-name-asian="Consolas2" style:font-size-asian="16pt" style:font-name-complex="Consolas2" style:font-size-complex="16pt"/>
    </style:style>
    <style:style style:name="T10" style:family="text">
      <style:text-properties fo:color="#008080" loext:opacity="100%" style:font-name="Consolas" fo:font-size="16pt" style:font-name-asian="Consolas" style:font-size-asian="16pt" style:font-name-complex="Consolas" style:font-size-complex="16pt"/>
    </style:style>
    <style:style style:name="T11" style:family="text">
      <style:text-properties fo:color="#3f7f7f" loext:opacity="100%" style:font-name="Consolas" fo:font-size="16pt" style:font-name-asian="Consolas" style:font-size-asian="16pt" style:font-name-complex="Consolas" style:font-size-complex="16pt"/>
    </style:style>
    <style:style style:name="T12" style:family="text">
      <style:text-properties fo:color="#7f007f" loext:opacity="100%" style:font-name="Consolas" fo:font-size="16pt" style:font-name-asian="Consolas" style:font-size-asian="16pt" style:font-name-complex="Consolas" style:font-size-complex="16pt"/>
    </style:style>
    <style:style style:name="T13" style:family="text">
      <style:text-properties fo:color="#000000" loext:opacity="100%" style:font-name="Consolas" fo:font-size="16pt" style:font-name-asian="Consolas" style:font-size-asian="16pt" style:font-name-complex="Consolas" style:font-size-complex="16pt"/>
    </style:style>
    <style:style style:name="T14" style:family="text">
      <style:text-properties fo:color="#2a00ff" loext:opacity="100%" style:font-name="Consolas" fo:font-size="16pt" fo:font-style="italic" style:font-name-asian="Consolas" style:font-size-asian="16pt" style:font-style-asian="italic" style:font-name-complex="Consolas" style:font-size-complex="16pt" style:font-style-complex="italic"/>
    </style:style>
    <style:style style:name="T15" style:family="text">
      <style:text-properties fo:color="#7f0055" loext:opacity="100%" style:font-name="Consolas2" fo:font-size="14pt" fo:font-weight="bold" style:font-name-asian="Consolas2" style:font-size-asian="14pt" style:font-weight-asian="bold" style:font-name-complex="Consolas2" style:font-size-complex="14pt" style:font-weight-complex="bold"/>
    </style:style>
    <style:style style:name="T16" style:family="text">
      <style:text-properties fo:color="#000000" loext:opacity="100%" style:font-name="Consolas2" fo:font-size="14pt" style:font-name-asian="Consolas2" style:font-size-asian="14pt" style:font-name-complex="Consolas2" style:font-size-complex="14pt"/>
    </style:style>
    <style:style style:name="T17" style:family="text">
      <style:text-properties fo:color="#000080" loext:opacity="100%" style:font-name="Consolas2" fo:font-size="14pt" fo:font-weight="bold" style:font-name-asian="Consolas2" style:font-size-asian="14pt" style:font-weight-asian="bold" style:font-name-complex="Consolas2" style:font-size-complex="14pt" style:font-weight-complex="bold"/>
    </style:style>
    <style:style style:name="T18" style:family="text">
      <style:text-properties style:font-name="Consolas2" fo:font-size="14pt" style:font-name-asian="Consolas2" style:font-size-asian="14pt" style:font-name-complex="Consolas2" style:font-size-complex="14pt"/>
    </style:style>
    <style:style style:name="T19" style:family="text">
      <style:text-properties fo:color="#000080" loext:opacity="100%" style:font-name="Consolas2" fo:font-size="14pt" style:font-name-asian="Consolas2" style:font-size-asian="14pt" style:font-name-complex="Consolas2" style:font-size-complex="14pt"/>
    </style:style>
    <style:style style:name="T20" style:family="text">
      <style:text-properties fo:color="#000000" loext:opacity="100%" style:font-name="Consolas2" fo:font-size="14pt" fo:font-style="italic" style:font-name-asian="Consolas2" style:font-size-asian="14pt" style:font-style-asian="italic" style:font-name-complex="Consolas2" style:font-size-complex="14pt" style:font-style-complex="italic"/>
    </style:style>
    <style:style style:name="T21" style:family="text">
      <style:text-properties fo:color="#008000" loext:opacity="100%" style:font-name="Consolas2" fo:font-size="14pt" style:font-name-asian="Consolas2" style:font-size-asian="14pt" style:font-name-complex="Consolas2" style:font-size-complex="14pt"/>
    </style:style>
    <style:style style:name="T22" style:family="text">
      <style:text-properties fo:color="#000000" loext:opacity="100%" style:font-name="Consolas2" fo:font-size="14pt" fo:font-weight="bold" style:font-name-asian="Consolas2" style:font-size-asian="14pt" style:font-weight-asian="bold" style:font-name-complex="Consolas2" style:font-size-complex="14pt" style:font-weight-complex="bold"/>
    </style:style>
    <style:style style:name="T23" style:family="text">
      <style:text-properties fo:color="#00000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2" fo:font-size="14pt" fo:font-weight="bold" style:font-name-asian="Consolas2" style:font-size-asian="14pt" style:font-weight-asian="bold" style:font-name-complex="Consolas2" style:font-size-complex="14pt" style:font-weight-complex="bold"/>
    </style:style>
    <style:style style:name="T26" style:family="text">
      <style:text-properties fo:color="#6a3e3e" loext:opacity="100%" style:font-name="Consolas2" fo:font-size="14pt" style:font-name-asian="Consolas2" style:font-size-asian="14pt" style:font-name-complex="Consolas2" style:font-size-complex="14pt"/>
    </style:style>
    <style:style style:name="T27" style:family="text">
      <style:text-properties fo:color="#808080" loext:opacity="100%" style:font-name="Consolas2" fo:font-size="14pt" fo:font-weight="bold" style:font-name-asian="Consolas2" style:font-size-asian="14pt" style:font-weight-asian="bold" style:font-name-complex="Consolas2" style:font-size-complex="14pt" style:font-weight-complex="bold"/>
    </style:style>
    <style:style style:name="T28" style:family="text">
      <style:text-properties fo:color="#808000" loext:opacity="100%" style:font-name="Consolas2" fo:font-size="14pt" fo:font-weight="bold" style:font-name-asian="Consolas2" style:font-size-asian="14pt" style:font-weight-asian="bold" style:font-name-complex="Consolas2" style:font-size-complex="14pt" style:font-weight-complex="bold"/>
    </style:style>
    <style:style style:name="T29" style:family="text">
      <style:text-properties fo:color="#00808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0" style:family="text">
      <style:text-properties fo:color="#00000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1" style:family="text">
      <style:text-properties fo:color="#008000" loext:opacity="100%" style:font-name="Consolas2" fo:font-size="14pt" fo:font-weight="bold" style:font-name-asian="Consolas2" style:font-size-asian="14pt" style:font-weight-asian="bold" style:font-name-complex="Consolas2" style:font-size-complex="14pt" style:font-weight-complex="bold"/>
    </style:style>
    <style:style style:name="T32" style:family="text">
      <style:text-properties fo:color="#7f0055" loext:opacity="100%" style:font-name="Consolas2" fo:font-size="16pt" fo:font-weight="bold" style:font-name-asian="Consolas2" style:font-size-asian="16pt" style:font-weight-asian="bold" style:font-name-complex="Consolas2" style:font-size-complex="16pt" style:font-weight-complex="bold"/>
    </style:style>
    <style:style style:name="T33" style:family="text">
      <style:text-properties fo:color="#000000" loext:opacity="100%" style:font-name="Consolas2" fo:font-size="16pt" fo:font-weight="bold" style:font-name-asian="Consolas2" style:font-size-asian="16pt" style:font-weight-asian="bold" style:font-name-complex="Consolas2" style:font-size-complex="16pt" style:font-weight-complex="bold"/>
    </style:style>
    <style:style style:name="T34" style:family="text">
      <style:text-properties fo:color="#000080" loext:opacity="100%" style:font-name="Consolas2" fo:font-size="16pt" fo:font-weight="bold" style:font-name-asian="Consolas2" style:font-size-asian="16pt" style:font-weight-asian="bold" style:font-name-complex="Consolas2" style:font-size-complex="16pt" style:font-weight-complex="bold"/>
    </style:style>
    <style:style style:name="T35" style:family="text">
      <style:text-properties fo:color="#6a3e3e" loext:opacity="100%" style:font-name="Consolas2" fo:font-size="16pt" fo:font-weight="bold" style:font-name-asian="Consolas2" style:font-size-asian="16pt" style:font-weight-asian="bold" style:font-name-complex="Consolas2" style:font-size-complex="16pt" style:font-weight-complex="bold"/>
    </style:style>
    <style:style style:name="T36" style:family="text">
      <style:text-properties fo:color="#000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7" style:family="text">
      <style:text-properties fo:color="#000000" loext:opacity="100%" style:font-name="Consolas2" fo:font-size="16pt" fo:font-style="italic" style:font-name-asian="Consolas2" style:font-size-asian="16pt" style:font-style-asian="italic" style:font-name-complex="Consolas2" style:font-size-complex="16pt" style:font-style-complex="italic"/>
    </style:style>
    <style:style style:name="T38" style:family="text">
      <style:text-properties fo:color="#008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9" style:family="text">
      <style:text-properties fo:color="#6a3e3e" loext:opacity="100%" style:font-name="Consolas2" fo:font-size="16pt" style:font-name-asian="Consolas2" style:font-size-asian="16pt" style:font-name-complex="Consolas2" style:font-size-complex="16pt"/>
    </style:style>
    <style:style style:name="T40" style:family="text">
      <style:text-properties fo:color="#7f0055" loext:opacity="100%" style:font-name="Consolas2" fo:font-size="24pt" fo:font-weight="bold" style:font-name-asian="Consolas2" style:font-size-asian="24pt" style:font-weight-asian="bold" style:font-name-complex="Consolas2" style:font-size-complex="24pt" style:font-weight-complex="bold"/>
    </style:style>
    <style:style style:name="T41" style:family="text">
      <style:text-properties fo:color="#000000" loext:opacity="100%" style:font-name="Consolas2" fo:font-size="24pt" style:font-name-asian="Consolas2" style:font-size-asian="24pt" style:font-name-complex="Consolas2" style:font-size-complex="24pt"/>
    </style:style>
    <style:style style:name="T42" style:family="text">
      <style:text-properties fo:color="#000080" loext:opacity="100%" style:font-name="Consolas2" fo:font-size="24pt" fo:font-weight="bold" style:font-name-asian="Consolas2" style:font-size-asian="24pt" style:font-weight-asian="bold" style:font-name-complex="Consolas2" style:font-size-complex="24pt" style:font-weight-complex="bold"/>
    </style:style>
    <style:style style:name="T43" style:family="text">
      <style:text-properties style:font-name="Consolas2" fo:font-size="24pt" style:font-name-asian="Consolas2" style:font-size-asian="24pt" style:font-name-complex="Consolas2" style:font-size-complex="24pt"/>
    </style:style>
    <style:style style:name="T44" style:family="text">
      <style:text-properties fo:color="#000000" loext:opacity="100%" style:font-name="Consolas2" fo:font-size="24pt" fo:font-weight="bold" style:font-name-asian="Consolas2" style:font-size-asian="24pt" style:font-weight-asian="bold" style:font-name-complex="Consolas2" style:font-size-complex="24pt" style:font-weight-complex="bold"/>
    </style:style>
    <style:style style:name="T45" style:family="text">
      <style:text-properties fo:color="#008000" loext:opacity="100%" style:font-name="Consolas2" fo:font-size="24pt" style:font-name-asian="Consolas2" style:font-size-asian="24pt" style:font-name-complex="Consolas2" style:font-size-complex="24pt"/>
    </style:style>
    <style:style style:name="T46" style:family="text">
      <style:text-properties fo:color="#000080" loext:opacity="100%" style:font-name="Consolas2" fo:font-size="24pt" style:font-name-asian="Consolas2" style:font-size-asian="24pt" style:font-name-complex="Consolas2" style:font-size-complex="24pt"/>
    </style:style>
    <style:style style:name="T47" style:family="text">
      <style:text-properties fo:color="#6a3e3e" loext:opacity="100%" style:font-name="Consolas2" fo:font-size="24pt" fo:font-weight="bold" style:font-name-asian="Consolas2" style:font-size-asian="24pt" style:font-weight-asian="bold" style:font-name-complex="Consolas2" style:font-size-complex="24pt" style:font-weight-complex="bold"/>
    </style:style>
    <style:style style:name="T48" style:family="text">
      <style:text-properties fo:color="#6a3e3e" loext:opacity="100%" style:font-name="Consolas2" fo:font-size="24pt" style:font-name-asian="Consolas2" style:font-size-asian="24pt" style:font-name-complex="Consolas2" style:font-size-complex="24pt"/>
    </style:style>
    <style:style style:name="T49" style:family="text">
      <style:text-properties fo:color="#808080" loext:opacity="100%" style:font-name="Consolas2" fo:font-size="24pt" fo:font-weight="bold" style:font-name-asian="Consolas2" style:font-size-asian="24pt" style:font-weight-asian="bold" style:font-name-complex="Consolas2" style:font-size-complex="24pt" style:font-weight-complex="bold"/>
    </style:style>
    <style:style style:name="T50" style:family="text">
      <style:text-properties fo:color="#7f0055" loext:opacity="100%" style:font-name="Consolas2" fo:font-size="26pt" fo:font-weight="bold" style:font-name-asian="Consolas2" style:font-size-asian="26pt" style:font-weight-asian="bold" style:font-name-complex="Consolas2" style:font-size-complex="26pt" style:font-weight-complex="bold"/>
    </style:style>
    <style:style style:name="T51" style:family="text">
      <style:text-properties fo:color="#000000" loext:opacity="100%" style:font-name="Consolas2" fo:font-size="26pt" style:font-name-asian="Consolas2" style:font-size-asian="26pt" style:font-name-complex="Consolas2" style:font-size-complex="26pt"/>
    </style:style>
    <style:style style:name="T52" style:family="text">
      <style:text-properties fo:color="#000080" loext:opacity="100%" style:font-name="Consolas2" fo:font-size="26pt" fo:font-weight="bold" style:font-name-asian="Consolas2" style:font-size-asian="26pt" style:font-weight-asian="bold" style:font-name-complex="Consolas2" style:font-size-complex="26pt" style:font-weight-complex="bold"/>
    </style:style>
    <style:style style:name="T53" style:family="text">
      <style:text-properties style:font-name="Consolas2" fo:font-size="26pt" style:font-name-asian="Consolas2" style:font-size-asian="26pt" style:font-name-complex="Consolas2" style:font-size-complex="26pt"/>
    </style:style>
    <style:style style:name="T54" style:family="text">
      <style:text-properties fo:color="#000080" loext:opacity="100%" style:font-name="Consolas2" fo:font-size="26pt" style:font-name-asian="Consolas2" style:font-size-asian="26pt" style:font-name-complex="Consolas2" style:font-size-complex="26pt"/>
    </style:style>
    <style:style style:name="T55" style:family="text">
      <style:text-properties fo:color="#808080" loext:opacity="100%" style:font-name="Consolas2" fo:font-size="26pt" fo:font-weight="bold" style:font-name-asian="Consolas2" style:font-size-asian="26pt" style:font-weight-asian="bold" style:font-name-complex="Consolas2" style:font-size-complex="26pt" style:font-weight-complex="bold"/>
    </style:style>
    <style:style style:name="T56" style:family="text">
      <style:text-properties fo:color="#000000" loext:opacity="100%" style:font-name="Consolas2" fo:font-size="26pt" fo:font-weight="bold" style:font-name-asian="Consolas2" style:font-size-asian="26pt" style:font-weight-asian="bold" style:font-name-complex="Consolas2" style:font-size-complex="26pt" style:font-weight-complex="bold"/>
    </style:style>
    <style:style style:name="T57" style:family="text">
      <style:text-properties fo:color="#6a3e3e" loext:opacity="100%" style:font-name="Consolas2" fo:font-size="26pt" fo:font-weight="bold" style:font-name-asian="Consolas2" style:font-size-asian="26pt" style:font-weight-asian="bold" style:font-name-complex="Consolas2" style:font-size-complex="26pt" style:font-weight-complex="bold"/>
    </style:style>
    <style:style style:name="T58" style:family="text">
      <style:text-properties fo:color="#6a3e3e" loext:opacity="100%" style:font-name="Consolas2" fo:font-size="26pt" style:font-name-asian="Consolas2" style:font-size-asian="26pt" style:font-name-complex="Consolas2" style:font-size-complex="26pt"/>
    </style:style>
    <style:style style:name="T59" style:family="text">
      <style:text-properties fo:color="#000000" loext:opacity="100%" style:font-name="Consolas2" fo:font-size="26pt" fo:font-style="italic" style:font-name-asian="Consolas2" style:font-size-asian="26pt" style:font-style-asian="italic" style:font-name-complex="Consolas2" style:font-size-complex="26pt" style:font-style-complex="italic"/>
    </style:style>
    <style:style style:name="T60" style:family="text">
      <style:text-properties fo:color="#000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61" style:family="text">
      <style:text-properties fo:color="#008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62" style:family="text">
      <style:text-properties fo:color="#0066cc" loext:opacity="100%" style:font-name="Consolas3" fo:font-size="16pt" style:text-underline-style="solid" style:text-underline-width="auto" style:text-underline-color="font-color" style:font-name-asian="Consolas2" style:font-size-asian="16pt" style:font-name-complex="Consolas2" style:font-size-complex="16pt"/>
    </style:style>
    <style:style style:name="T63" style:family="text">
      <style:text-properties fo:color="#ff0000" loext:opacity="100%" style:font-name="Consolas3" fo:font-size="16pt" style:font-name-asian="Consolas2" style:font-size-asian="16pt" style:font-name-complex="Consolas2" style:font-size-complex="16pt"/>
    </style:style>
    <style:style style:name="T64" style:family="text">
      <style:text-properties fo:color="#000000" loext:opacity="100%" style:font-name="Consolas3" fo:font-size="16pt" style:font-name-asian="Consolas2" style:font-size-asian="16pt" style:font-name-complex="Consolas2" style:font-size-complex="16pt"/>
    </style:style>
    <style:style style:name="T65" style:family="text">
      <style:text-properties style:font-name="Consolas3" fo:font-size="16pt" style:font-name-asian="Consolas2" style:font-size-asian="16pt" style:font-name-complex="Consolas2" style:font-size-complex="16pt"/>
    </style:style>
    <style:style style:name="T66" style:family="text">
      <style:text-properties fo:color="#7f0055" loext:opacity="100%" style:font-name="Consolas2" fo:font-size="20pt" fo:font-weight="bold" style:font-name-asian="Consolas2" style:font-size-asian="20pt" style:font-weight-asian="bold" style:font-name-complex="Consolas2" style:font-size-complex="20pt" style:font-weight-complex="bold"/>
    </style:style>
    <style:style style:name="T67" style:family="text">
      <style:text-properties fo:color="#000000" loext:opacity="100%" style:font-name="Consolas2" fo:font-size="20pt" style:font-name-asian="Consolas2" style:font-size-asian="20pt" style:font-name-complex="Consolas2" style:font-size-complex="20pt"/>
    </style:style>
    <style:style style:name="T68" style:family="text">
      <style:text-properties fo:color="#000080" loext:opacity="100%" style:font-name="Consolas2" fo:font-size="20pt" fo:font-weight="bold" style:font-name-asian="Consolas2" style:font-size-asian="20pt" style:font-weight-asian="bold" style:font-name-complex="Consolas2" style:font-size-complex="20pt" style:font-weight-complex="bold"/>
    </style:style>
    <style:style style:name="T69" style:family="text">
      <style:text-properties fo:color="#008080" loext:opacity="100%" style:font-name="Consolas2" fo:font-size="20pt" fo:font-style="italic" fo:font-weight="bold" style:font-name-asian="Consolas2" style:font-size-asian="20pt" style:font-style-asian="italic" style:font-weight-asian="bold" style:font-name-complex="Consolas2" style:font-size-complex="20pt" style:font-style-complex="italic" style:font-weight-complex="bold"/>
    </style:style>
    <style:style style:name="T70" style:family="text">
      <style:text-properties style:font-name="Consolas2" fo:font-size="20pt" style:font-name-asian="Consolas2" style:font-size-asian="20pt" style:font-name-complex="Consolas2" style:font-size-complex="20pt"/>
    </style:style>
    <style:style style:name="T71" style:family="text">
      <style:text-properties fo:color="#808080" loext:opacity="100%" style:font-name="Consolas2" fo:font-size="20pt" fo:font-weight="bold" style:font-name-asian="Consolas2" style:font-size-asian="20pt" style:font-weight-asian="bold" style:font-name-complex="Consolas2" style:font-size-complex="20pt" style:font-weight-complex="bold"/>
    </style:style>
    <style:style style:name="T72" style:family="text">
      <style:text-properties fo:color="#000000" loext:opacity="100%" style:font-name="Consolas2" fo:font-size="20pt" fo:font-weight="bold" style:font-name-asian="Consolas2" style:font-size-asian="20pt" style:font-weight-asian="bold" style:font-name-complex="Consolas2" style:font-size-complex="20pt" style:font-weight-complex="bold"/>
    </style:style>
    <style:style style:name="T73" style:family="text">
      <style:text-properties fo:color="#008000" loext:opacity="100%" style:font-name="Consolas2" fo:font-size="20pt" style:font-name-asian="Consolas2" style:font-size-asian="20pt" style:font-name-complex="Consolas2" style:font-size-complex="20pt"/>
    </style:style>
    <style:style style:name="T74" style:family="text">
      <style:text-properties fo:color="#808000" loext:opacity="100%" style:font-name="Consolas2" fo:font-size="20pt" style:font-name-asian="Consolas2" style:font-size-asian="20pt" style:font-name-complex="Consolas2" style:font-size-complex="20pt"/>
    </style:style>
    <style:style style:name="T75" style:family="text">
      <style:text-properties fo:color="#000080" loext:opacity="100%" style:font-name="Consolas2" fo:font-size="20pt" style:font-name-asian="Consolas2" style:font-size-asian="20pt" style:font-name-complex="Consolas2" style:font-size-complex="20pt"/>
    </style:style>
    <style:style style:name="T76" style:family="text">
      <style:text-properties fo:color="#808000" loext:opacity="100%" style:font-name="Consolas2" fo:font-size="20pt" fo:font-weight="bold" style:font-name-asian="Consolas2" style:font-size-asian="20pt" style:font-weight-asian="bold" style:font-name-complex="Consolas2" style:font-size-complex="20pt" style:font-weight-complex="bold"/>
    </style:style>
    <style:style style:name="T77" style:family="text">
      <style:text-properties fo:color="#0066cc" loext:opacity="100%" style:font-name="Consolas2" fo:font-size="12pt" style:text-underline-style="solid" style:text-underline-width="auto" style:text-underline-color="font-color" style:font-name-asian="Consolas2" style:font-size-asian="12pt" style:font-name-complex="Consolas2" style:font-size-complex="12pt"/>
    </style:style>
    <style:style style:name="T78" style:family="text">
      <style:text-properties fo:color="#ff0000" loext:opacity="100%" style:font-name="Consolas2" fo:font-size="12pt" style:font-name-asian="Consolas2" style:font-size-asian="12pt" style:font-name-complex="Consolas2" style:font-size-complex="12pt"/>
    </style:style>
    <style:style style:name="T79" style:family="text">
      <style:text-properties fo:color="#000000" loext:opacity="100%" style:font-name="Consolas2" fo:font-size="12pt" style:font-name-asian="Consolas2" style:font-size-asian="12pt" style:font-name-complex="Consolas2" style:font-size-complex="12pt"/>
    </style:style>
    <style:style style:name="T80" style:family="text">
      <style:text-properties style:font-name="Consolas2" fo:font-size="12pt" style:font-name-asian="Consolas2" style:font-size-asian="12pt" style:font-name-complex="Consolas2" style:font-size-complex="12pt"/>
    </style:style>
    <style:style style:name="T81" style:family="text">
      <style:text-properties fo:font-size="20pt" style:font-size-asian="20pt" style:font-size-complex="20pt"/>
    </style:style>
    <style:style style:name="T82" style:family="text">
      <style:text-properties style:text-position="super 58%"/>
    </style:style>
    <style:style style:name="T83" style:family="text">
      <style:text-properties fo:color="#7f0055" loext:opacity="100%" style:font-name="Consolas2" fo:font-size="18pt" fo:font-weight="bold" style:font-name-asian="Consolas2" style:font-size-asian="18pt" style:font-weight-asian="bold" style:font-name-complex="Consolas2" style:font-size-complex="18pt" style:font-weight-complex="bold"/>
    </style:style>
    <style:style style:name="T84" style:family="text">
      <style:text-properties fo:color="#000000" loext:opacity="100%" style:font-name="Consolas2" fo:font-size="18pt" style:font-name-asian="Consolas2" style:font-size-asian="18pt" style:font-name-complex="Consolas2" style:font-size-complex="18pt"/>
    </style:style>
    <style:style style:name="T85" style:family="text">
      <style:text-properties fo:color="#000080" loext:opacity="100%" style:font-name="Consolas2" fo:font-size="18pt" fo:font-weight="bold" style:font-name-asian="Consolas2" style:font-size-asian="18pt" style:font-weight-asian="bold" style:font-name-complex="Consolas2" style:font-size-complex="18pt" style:font-weight-complex="bold"/>
    </style:style>
    <style:style style:name="T86" style:family="text">
      <style:text-properties style:font-name="Consolas2" fo:font-size="18pt" style:font-name-asian="Consolas2" style:font-size-asian="18pt" style:font-name-complex="Consolas2" style:font-size-complex="18pt"/>
    </style:style>
    <style:style style:name="T87" style:family="text">
      <style:text-properties fo:color="#808080" loext:opacity="100%" style:font-name="Consolas2" fo:font-size="18pt" fo:font-weight="bold" style:font-name-asian="Consolas2" style:font-size-asian="18pt" style:font-weight-asian="bold" style:font-name-complex="Consolas2" style:font-size-complex="18pt" style:font-weight-complex="bold"/>
    </style:style>
    <style:style style:name="T88" style:family="text">
      <style:text-properties fo:color="#008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89" style:family="text">
      <style:text-properties fo:color="#000080" loext:opacity="100%" style:font-name="Consolas2" fo:font-size="18pt" style:font-name-asian="Consolas2" style:font-size-asian="18pt" style:font-name-complex="Consolas2" style:font-size-complex="18pt"/>
    </style:style>
    <style:style style:name="T90" style:family="text">
      <style:text-properties fo:color="#000000" loext:opacity="100%" style:font-name="Consolas2" fo:font-size="18pt" fo:font-weight="bold" style:font-name-asian="Consolas2" style:font-size-asian="18pt" style:font-weight-asian="bold" style:font-name-complex="Consolas2" style:font-size-complex="18pt" style:font-weight-complex="bold"/>
    </style:style>
    <style:style style:name="T91" style:family="text">
      <style:text-properties fo:color="#6a3e3e" loext:opacity="100%" style:font-name="Consolas2" fo:font-size="18pt" fo:font-weight="bold" style:font-name-asian="Consolas2" style:font-size-asian="18pt" style:font-weight-asian="bold" style:font-name-complex="Consolas2" style:font-size-complex="18pt" style:font-weight-complex="bold"/>
    </style:style>
    <style:style style:name="T92" style:family="text">
      <style:text-properties fo:color="#000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93" style:family="text">
      <style:text-properties fo:color="#000000" loext:opacity="100%" style:font-name="Consolas2" fo:font-size="18pt" fo:font-style="italic" style:font-name-asian="Consolas2" style:font-size-asian="18pt" style:font-style-asian="italic" style:font-name-complex="Consolas2" style:font-size-complex="18pt" style:font-style-complex="italic"/>
    </style:style>
    <style:style style:name="T94" style:family="text">
      <style:text-properties fo:color="#6a3e3e" loext:opacity="100%" style:font-name="Consolas2" fo:font-size="18pt" style:font-name-asian="Consolas2" style:font-size-asian="18pt" style:font-name-complex="Consolas2" style:font-size-complex="18pt"/>
    </style:style>
    <style:style style:name="T95"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96"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97"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98"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99" style:family="text">
      <style:text-properties fo:color="#808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00" style:family="text">
      <style:text-properties fo:color="#00008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1" style:family="text">
      <style:text-properties fo:color="#6a3e3e" loext:opacity="100%" style:font-name="Consolas2" fo:font-size="20pt" fo:font-weight="bold" style:font-name-asian="Consolas2" style:font-size-asian="20pt" style:font-weight-asian="bold" style:font-name-complex="Consolas2" style:font-size-complex="20pt" style:font-weight-complex="bold"/>
    </style:style>
    <style:style style:name="T102" style:family="text">
      <style:text-properties fo:color="#000000" loext:opacity="100%" style:font-name="Consolas2" fo:font-size="20pt" fo:font-style="italic" style:font-name-asian="Consolas2" style:font-size-asian="20pt" style:font-style-asian="italic" style:font-name-complex="Consolas2" style:font-size-complex="20pt" style:font-style-complex="italic"/>
    </style:style>
    <style:style style:name="T103" style:family="text">
      <style:text-properties fo:color="#c0c0c0" loext:opacity="100%" style:text-outline="false" style:text-line-through-style="none" style:text-line-through-type="none" style:font-name="Consolas2" fo:font-size="20pt" fo:font-style="normal" fo:text-shadow="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4" style:family="text">
      <style:text-properties fo:color="#c0c0c0"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5"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6" style:family="text">
      <style:text-properties fo:color="#0066cc"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7" style:family="text">
      <style:text-properties fo:color="#ff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8" style:family="text">
      <style:text-properties fo:color="#00000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09" style:family="text">
      <style:text-properties fo:color="#c0c0c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10" style:family="text">
      <style:text-properties fo:color="#7f0055" loext:opacity="100%" style:font-name="Consolas3" fo:font-size="20pt" fo:font-weight="bold" style:font-name-asian="Consolas2" style:font-size-asian="20pt" style:font-weight-asian="bold" style:font-name-complex="Consolas2" style:font-size-complex="20pt" style:font-weight-complex="bold"/>
    </style:style>
    <style:style style:name="T111" style:family="text">
      <style:text-properties fo:color="#000000" loext:opacity="100%" style:font-name="Consolas3" fo:font-size="20pt" style:font-name-asian="Consolas2" style:font-size-asian="20pt" style:font-name-complex="Consolas2" style:font-size-complex="20pt"/>
    </style:style>
    <style:style style:name="T112" style:family="text">
      <style:text-properties fo:color="#000080" loext:opacity="100%" style:font-name="Consolas3" fo:font-size="20pt" fo:font-weight="bold" style:font-name-asian="Consolas2" style:font-size-asian="20pt" style:font-weight-asian="bold" style:font-name-complex="Consolas2" style:font-size-complex="20pt" style:font-weight-complex="bold"/>
    </style:style>
    <style:style style:name="T113" style:family="text">
      <style:text-properties style:font-name="Consolas3" fo:font-size="20pt" style:font-name-asian="Consolas2" style:font-size-asian="20pt" style:font-name-complex="Consolas2" style:font-size-complex="20pt"/>
    </style:style>
    <style:style style:name="T114" style:family="text">
      <style:text-properties fo:color="#808080" loext:opacity="100%" style:font-name="Consolas3" fo:font-size="20pt" fo:font-weight="bold" style:font-name-asian="Consolas2" style:font-size-asian="20pt" style:font-weight-asian="bold" style:font-name-complex="Consolas2" style:font-size-complex="20pt" style:font-weight-complex="bold"/>
    </style:style>
    <style:style style:name="T115" style:family="text">
      <style:text-properties fo:color="#000080" loext:opacity="100%" style:font-name="Consolas3" fo:font-size="20pt" style:font-name-asian="Consolas2" style:font-size-asian="20pt" style:font-name-complex="Consolas2" style:font-size-complex="20pt"/>
    </style:style>
    <style:style style:name="T116" style:family="text">
      <style:text-properties fo:color="#000000" loext:opacity="100%" style:font-name="Consolas3" fo:font-size="20pt" fo:font-weight="bold" style:font-name-asian="Consolas2" style:font-size-asian="20pt" style:font-weight-asian="bold" style:font-name-complex="Consolas2" style:font-size-complex="20pt" style:font-weight-complex="bold"/>
    </style:style>
    <style:style style:name="T117" style:family="text">
      <style:text-properties fo:color="#7f0055" loext:opacity="100%" style:text-outline="false" style:text-line-through-style="none" style:text-line-through-type="none" style:font-name="Consolas3"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18" style:family="text">
      <style:text-properties fo:color="#000000" loext:opacity="100%" style:text-outline="false" style:text-line-through-style="none" style:text-line-through-type="none" style:font-name="Consolas3"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19" style:family="text">
      <style:text-properties fo:color="#000080" loext:opacity="100%" style:text-outline="false" style:text-line-through-style="none" style:text-line-through-type="none" style:font-name="Consolas3"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20" style:family="text">
      <style:text-properties fo:color="#000000" loext:opacity="100%" style:text-outline="false" style:text-line-through-style="none" style:text-line-through-type="none" style:font-name="Consolas3"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21" style:family="text">
      <style:text-properties fo:color="#c0c0c0" loext:opacity="100%" style:text-outline="false" style:text-line-through-style="none" style:text-line-through-type="none" style:font-name="Consolas3"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22" style:family="text">
      <style:text-properties fo:color="#6a3e3e" loext:opacity="100%" style:font-name="Consolas2" fo:font-size="20pt" style:font-name-asian="Consolas2" style:font-size-asian="20pt" style:font-name-complex="Consolas2" style:font-size-complex="20pt"/>
    </style:style>
    <style:style style:name="T123" style:family="text">
      <style:text-properties fo:color="#808000" loext:opacity="100%" style:font-name="Consolas2" fo:font-size="18pt" style:font-name-asian="Consolas2" style:font-size-asian="18pt" style:font-name-complex="Consolas2" style:font-size-complex="18pt"/>
    </style:style>
    <style:style style:name="T124" style:family="text">
      <style:text-properties fo:color="#008000" loext:opacity="100%" style:font-name="Consolas2" fo:font-size="18pt" style:font-name-asian="Consolas2" style:font-size-asian="18pt" style:font-name-complex="Consolas2" style:font-size-complex="18pt"/>
    </style:style>
    <style:style style:name="T125" style:family="text">
      <style:text-properties fo:font-size="26pt" style:font-size-asian="26pt" style:font-size-complex="26pt"/>
    </style:style>
    <style:style style:name="T12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a bit rusty.</text:p>
              <text:p text:style-name="P1">I have changed many slides from the original presentation, this made things a bit complicated.</text:p>
              <text:p text:style-name="P1">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Java SE sup</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7"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9"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1">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1">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12" draw:text-style-name="P11" draw:layer="layout" svg:width="25.199cm" svg:height="15.661cm" svg:x="1.4cm" svg:y="4.017cm" presentation:class="outline" presentation:user-transformed="true">
          <draw:text-box>
            <text:p text:style-name="P10"><text:span text:style-name="T15">public</text:span><text:span text:style-name="T16"> </text:span><text:span text:style-name="T15">class</text:span><text:span text:style-name="T16"> </text:span><text:span text:style-name="T17">LegacyDatabaseReplicator</text:span><text:span text:style-name="T16"> {</text:span></text:p>
            <text:p text:style-name="P10"><text:span text:style-name="T18"/></text:p>
            <text:p text:style-name="P10"><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10"><text:span text:style-name="T18"/></text:p>
            <text:p text:style-name="P10"><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10"><text:span text:style-name="T18"/></text:p>
            <text:p text:style-name="P10"><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10"><text:span text:style-name="T18"/></text:p>
            <text:p text:style-name="P10"><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10"><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10"><text:span text:style-name="T18"/></text:p>
            <text:p text:style-name="P10"><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10"><text:span text:style-name="T16"><text:s text:c="8"/></text:span><text:span text:style-name="T15">try</text:span><text:span text:style-name="T16">{</text:span></text:p>
            <text:p text:style-name="P10"><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10"><text:span text:style-name="T16"><text:s text:c="12"/></text:span><text:span text:style-name="T19">logger</text:span><text:span text:style-name="T16">.info(</text:span><text:span text:style-name="T21">"Ended replicate"</text:span><text:span text:style-name="T16">);</text:span></text:p>
            <text:p text:style-name="P10"><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10"><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10"><text:span text:style-name="T16"><text:s text:c="12"/></text:span><text:span text:style-name="T15">throw</text:span><text:span text:style-name="T16"> </text:span><text:span text:style-name="T26">e</text:span><text:span text:style-name="T16">;</text:span></text:p>
            <text:p text:style-name="P10"><text:span text:style-name="T16"><text:s text:c="8"/></text:span><text:span text:style-name="T16">}</text:span></text:p>
            <text:p text:style-name="P10"><text:span text:style-name="T16"><text:s text:c="4"/></text:span><text:span text:style-name="T16">}</text:span></text:p>
            <text:p text:style-name="P10"><text:span text:style-name="T18"/></text:p>
            <text:p text:style-name="P10"><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11" draw:layer="layout" svg:width="25.199cm" svg:height="13.859cm" svg:x="1.4cm" svg:y="4.914cm" presentation:class="outline" presentation:user-transformed="true">
          <draw:text-box>
            <text:p text:style-name="P10"><text:span text:style-name="T15">public</text:span><text:span text:style-name="T16"> </text:span><text:span text:style-name="T15">class</text:span><text:span text:style-name="T16"> </text:span><text:span text:style-name="T17">CdiDatabaseReplicator</text:span><text:span text:style-name="T16"> {</text:span></text:p>
            <text:p text:style-name="P10"><text:span text:style-name="T18"/></text:p>
            <text:p text:style-name="P10"><text:span text:style-name="T16"><text:s text:c="4"/></text:span><text:span text:style-name="T27">@Inject</text:span></text:p>
            <text:p text:style-name="P10"><text:span text:style-name="T16"><text:s text:c="4"/></text:span><text:span text:style-name="T27">@Source</text:span></text:p>
            <text:p text:style-name="P10"><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10"><text:span text:style-name="T18"/></text:p>
            <text:p text:style-name="P10"><text:span text:style-name="T16"><text:s text:c="4"/></text:span><text:span text:style-name="T27">@Inject</text:span></text:p>
            <text:p text:style-name="P10"><text:span text:style-name="T16"><text:s text:c="4"/></text:span><text:span text:style-name="T27">@Target</text:span></text:p>
            <text:p text:style-name="P10"><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10"><text:span text:style-name="T18"/></text:p>
            <text:p text:style-name="P10"><text:span text:style-name="T16"><text:s text:c="4"/></text:span><text:span text:style-name="T27">@Log</text:span></text:p>
            <text:p text:style-name="P10"><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10"><text:span text:style-name="T16"><text:s text:c="4"/></text:span><text:span text:style-name="T16">}</text:span></text:p>
            <text:p text:style-name="P10"><text:span text:style-name="T18"/></text:p>
            <text:p text:style-name="P10"><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10"><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10"><text:span text:style-name="T7"/></text:p>
            <text:p text:style-name="P10"><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10"><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10"><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10"><text:span text:style-name="T7"><text:s text:c="4"/></text:span><text:span text:style-name="T7">}</text:span></text:p>
            <text:p text:style-name="P10"><text:span text:style-name="T5"/></text:p>
            <text:p text:style-name="P10"><text:span text:style-name="T7">}</text:span></text:p>
          </draw:text-box>
        </draw:frame>
        <presentation:notes draw:style-name="dp1">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10"><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10"><text:span text:style-name="T39">initializer</text:span><text:span text:style-name="T7">.</text:span><text:span text:style-name="T37">disableDiscovery</text:span><text:span text:style-name="T7">();</text:span></text:p>
            <text:p text:style-name="P10"><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10"><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10"><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10"><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10"><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10"><text:span text:style-name="T5"/></text:p>
            <text:p text:style-name="P10"><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10"><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10"><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10"><text:span text:style-name="T7"><text:s text:c="4"/></text:span><text:span text:style-name="T39">greeter</text:span><text:span text:style-name="T7">.greet();</text:span></text:p>
            <text:p text:style-name="P10"><text:span text:style-name="T7">}</text:span></text:p>
          </draw:text-box>
        </draw:frame>
        <presentation:notes draw:style-name="dp1">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5" draw:layer="layout" svg:width="25.199cm" svg:height="13.859cm" svg:x="1.4cm" svg:y="4.914cm" presentation:class="outline" presentation:user-transformed="true">
          <draw:text-box>
            <text:p text:style-name="P10"><text:span text:style-name="T40">public</text:span><text:span text:style-name="T41"> </text:span><text:span text:style-name="T40">class</text:span><text:span text:style-name="T41"> </text:span><text:span text:style-name="T42">HelloService</text:span><text:span text:style-name="T41"> {</text:span></text:p>
            <text:p text:style-name="P10"><text:span text:style-name="T43"/></text:p>
            <text:p text:style-name="P10"><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10"><text:span text:style-name="T41"><text:s text:c="8"/></text:span><text:span text:style-name="T40">return</text:span><text:span text:style-name="T41"> </text:span><text:span text:style-name="T45">"Hello World!"</text:span><text:span text:style-name="T41">;</text:span></text:p>
            <text:p text:style-name="P10"><text:span text:style-name="T41"><text:s text:c="4"/></text:span><text:span text:style-name="T41">}</text:span></text:p>
            <text:p text:style-name="P10"><text:span text:style-name="T43"/></text:p>
            <text:p text:style-name="P10"><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6" draw:layer="layout" svg:width="25.199cm" svg:height="13.985cm" svg:x="1.4cm" svg:y="4.851cm" presentation:class="outline" presentation:user-transformed="true">
          <draw:text-box>
            <text:p text:style-name="P13"><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6" draw:layer="layout" svg:width="25.199cm" svg:height="13.875cm" svg:x="1.4cm" svg:y="4.904cm" presentation:class="outline" presentation:user-transformed="true">
          <draw:text-box>
            <text:p text:style-name="P13"><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19"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10"><text:span text:style-name="T51"><text:s text:c="8"/></text:span><text:span text:style-name="T50">this</text:span><text:span text:style-name="T51">.hello = </text:span><text:span text:style-name="T58">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10"><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10"><text:span text:style-name="T51"><text:s text:c="8"/></text:span><text:span text:style-name="T59">display</text:span><text:span text:style-name="T51">(</text:span><text:span text:style-name="T54">hello</text:span><text:span text:style-name="T51">.hello());</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20"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1" draw:text-style-name="P17" draw:layer="layout" svg:width="25.199cm" svg:height="13.989cm" svg:x="1.4cm" svg:y="4.849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0">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10"><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interface</text:span><text:span text:style-name="T51"> </text:span><text:span text:style-name="T61">HelloService</text:span><text:span text:style-name="T51"> {</text:span></text:p>
            <text:p text:style-name="P10"><text:span text:style-name="T51"/></text:p>
            <text:p text:style-name="P10"><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10"><text:span text:style-name="T51"/></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10"><text:span text:style-name="T62">org.jboss.weld.exceptions.DeploymentException</text:span><text:span text:style-name="T63">: WELD-001408: Unsatisfied dependencies for type HelloService with qualifiers @Default</text:span></text:p>
            <text:p text:style-name="P10"><text:span text:style-name="T64"><text:s text:c="2"/></text:span><text:span text:style-name="T64">at injection point [BackedAnnotatedField] @Inject private GreeterClient.hello</text:span></text:p>
            <text:p text:style-name="P10"><text:span text:style-name="T64"><text:s text:c="2"/></text:span><text:span text:style-name="T64">at GreeterClient.hello(</text:span><text:span text:style-name="T62">GreeterClient.java:0</text:span><text:span text:style-name="T64">)</text:span></text:p>
            <text:p text:style-name="P10"><text:span text:style-name="T65"/></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2" draw:text-style-name="P19" draw:layer="layout" svg:width="25.199cm" svg:height="14.111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o World!"</text:span><text:span text:style-name="T67">;</text:span></text:p>
            <text:p text:style-name="P10"><text:span text:style-name="T67"><text:s text:c="4"/></text:span><text:span text:style-name="T67">}</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Hungarian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ó Világ!"</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
              <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10"><text:span text:style-name="T62">org.jboss.weld.exceptions.DeploymentException</text:span><text:span text:style-name="T63">: WELD-001409: Ambiguous dependencies for type HelloService with qualifiers @Default</text:span></text:p>
            <text:p text:style-name="P10"><text:span text:style-name="T64"><text:s text:c="2"/></text:span><text:span text:style-name="T64">at injection point [BackedAnnotatedField] @Inject private GreeterClient.hello</text:span></text:p>
            <text:p text:style-name="P10"><text:span text:style-name="T64"><text:s text:c="2"/></text:span><text:span text:style-name="T64">at GreeterClient.hello(</text:span><text:span text:style-name="T62">GreeterClient.java:0</text:span><text:span text:style-name="T64">)</text:span></text:p>
            <text:p text:style-name="P10"><text:span text:style-name="T64"><text:s text:c="2"/></text:span><text:span text:style-name="T64">Possible dependencies: </text:span></text:p>
            <text:p text:style-name="P10"><text:span text:style-name="T64"><text:s text:c="2"/></text:span><text:span text:style-name="T64">- Managed Bean [class HungarianHelloService] with qualifiers [@Any @Default],</text:span></text:p>
            <text:p text:style-name="P10"><text:span text:style-name="T64"><text:s text:c="2"/></text:span><text:span text:style-name="T64">- Managed Bean [class EnglishHelloService] with qualifiers [@Any @Default]</text:span></text:p>
            <text:p text:style-name="P10"><text:span text:style-name="T65"/></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7" draw:layer="layout" svg:width="25.199cm" svg:height="13.859cm" svg:x="1.4cm" svg:y="4.914cm" presentation:class="outline" presentation:user-transformed="true">
          <draw:text-box>
            <text:list text:style-name="L3">
              <text:list-item>
                <text:p>Annotations that help container pick a bean</text:p>
              </text:list-item>
            </text:list>
            <text:p text:style-name="P10"><text:span text:style-name="T55"/></text:p>
            <text:p text:style-name="P10"><text:span text:style-name="T71">@Qualifier</text:span></text:p>
            <text:p text:style-name="P10"><text:span text:style-name="T71">@Retention</text:span><text:span text:style-name="T67">(</text:span><text:span text:style-name="T74">RUNTIME</text:span><text:span text:style-name="T67">)</text:span></text:p>
            <text:p text:style-name="P10"><text:span text:style-name="T71">@Target</text:span><text:span text:style-name="T67">({</text:span><text:span text:style-name="T74">FIELD</text:span><text:span text:style-name="T67">, </text:span><text:span text:style-name="T74">TYPE</text:span><text:span text:style-name="T67">, </text:span><text:span text:style-name="T74">METHOD</text:span><text:span text:style-name="T67">, </text:span><text:span text:style-name="T74">PARAMETER</text:span><text:span text:style-name="T67">})</text:span></text:p>
            <text:p text:style-name="P10"><text:span text:style-name="T66">public</text:span><text:span text:style-name="T67"> </text:span><text:span text:style-name="T66">@interface</text:span><text:span text:style-name="T67"> </text:span><text:span text:style-name="T71">English</text:span><text:span text:style-name="T67"> {</text:span></text:p>
            <text:p text:style-name="P10"><text:span text:style-name="T67">}</text:span></text:p>
            <text:p text:style-name="P10"><text:span text:style-name="T67"/></text:p>
            <text:p text:style-name="P10"><text:span text:style-name="T71">@Qualifier</text:span></text:p>
            <text:p text:style-name="P10"><text:span text:style-name="T71">@Retention</text:span><text:span text:style-name="T67">(</text:span><text:span text:style-name="T74">RUNTIME</text:span><text:span text:style-name="T67">)</text:span></text:p>
            <text:p text:style-name="P10"><text:span text:style-name="T71">@Target</text:span><text:span text:style-name="T67">({</text:span><text:span text:style-name="T74">FIELD</text:span><text:span text:style-name="T67">, </text:span><text:span text:style-name="T74">TYPE</text:span><text:span text:style-name="T67">, </text:span><text:span text:style-name="T74">METHOD</text:span><text:span text:style-name="T67">, </text:span><text:span text:style-name="T74">PARAMETER</text:span><text:span text:style-name="T67">})</text:span></text:p>
            <text:p text:style-name="P10"><text:span text:style-name="T66">public</text:span><text:span text:style-name="T67"> </text:span><text:span text:style-name="T66">@interface</text:span><text:span text:style-name="T67"> </text:span><text:span text:style-name="T71">Hungarian</text:span><text:span text:style-name="T67"> {</text:span></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3" draw:text-style-name="P19" draw:layer="layout" svg:width="25.199cm" svg:height="15.771cm" svg:x="1.4cm" svg:y="3.958cm" presentation:class="outline" presentation:user-transformed="true">
          <draw:text-box>
            <text:p text:style-name="P10"><text:span text:style-name="T71">@English</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67"/></text:p>
            <text:p text:style-name="P10"><text:span text:style-name="T67"><text:s text:c="4"/></text:span><text:span text:style-name="T71">@Override</text:span></text:p>
            <text:p text:style-name="P10"><text:span text:style-name="T71"><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o World!"</text:span><text:span text:style-name="T67">;</text:span></text:p>
            <text:p text:style-name="P10"><text:span text:style-name="T67"><text:s text:c="4"/></text:span><text:span text:style-name="T67">}</text:span></text:p>
            <text:p text:style-name="P10"><text:span text:style-name="T67"/></text:p>
            <text:p text:style-name="P10"><text:span text:style-name="T70">}</text:span></text:p>
            <text:p text:style-name="P10"><text:span text:style-name="T67"/></text:p>
            <text:p text:style-name="P10"><text:span text:style-name="T71">@Hungarian</text:span></text:p>
            <text:p text:style-name="P10"><text:span text:style-name="T66">public</text:span><text:span text:style-name="T67"> </text:span><text:span text:style-name="T66">class</text:span><text:span text:style-name="T67"> </text:span><text:span text:style-name="T68">HungarianHelloService</text:span><text:span text:style-name="T67"> </text:span><text:span text:style-name="T66">implements</text:span><text:span text:style-name="T67"> </text:span><text:span text:style-name="T69">HelloService</text:span><text:span text:style-name="T67"> {</text:span></text:p>
            <text:p text:style-name="P10"><text:span text:style-name="T67"/></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ó Világ!"</text:span><text:span text:style-name="T67">;</text:span></text:p>
            <text:p text:style-name="P10"><text:span text:style-name="T67"><text:s text:c="4"/></text:span><text:span text:style-name="T67">}</text:span></text:p>
            <text:p text:style-name="P10"><text:span text:style-name="T67"/></text:p>
            <text:p text:style-name="P10"><text:span text:style-name="T70">}</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71"><text:s text:c="4"/></text:span><text:span text:style-name="T71">@English</text:span></text:p>
            <text:p text:style-name="P10"><text:span text:style-name="T71"><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67">}</text:span></text:p>
            <text:p text:style-name="P10"><text:span text:style-name="T70"/></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71"><text:s text:c="4"/></text:span><text:span text:style-name="T71">@Hungarian</text:span></text:p>
            <text:p text:style-name="P10"><text:span text:style-name="T71"><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10"><text:span text:style-name="T71">@Qualifier</text:span></text:p>
            <text:p text:style-name="P10"><text:span text:style-name="T71">@Retention</text:span><text:span text:style-name="T67">(</text:span><text:span text:style-name="T74">RUNTIME</text:span><text:span text:style-name="T67">)</text:span></text:p>
            <text:p text:style-name="P10"><text:span text:style-name="T71">@Target</text:span><text:span text:style-name="T67">({</text:span><text:span text:style-name="T74">FIELD</text:span><text:span text:style-name="T67">, </text:span><text:span text:style-name="T74">TYPE</text:span><text:span text:style-name="T67">, </text:span><text:span text:style-name="T74">METHOD</text:span><text:span text:style-name="T67">, </text:span><text:span text:style-name="T74">PARAMETER</text:span><text:span text:style-name="T67">})</text:span></text:p>
            <text:p text:style-name="P10"><text:span text:style-name="T66">public</text:span><text:span text:style-name="T67"> </text:span><text:span text:style-name="T66">@interface</text:span><text:span text:style-name="T67"> </text:span><text:span text:style-name="T71">Language</text:span><text:span text:style-name="T67"> {</text:span></text:p>
            <text:p text:style-name="P10"><text:span text:style-name="T70"/></text:p>
            <text:p text:style-name="P10"><text:span text:style-name="T67"><text:s text:c="4"/></text:span><text:span text:style-name="T76">Languages</text:span><text:span text:style-name="T67"> </text:span><text:span text:style-name="T72">value</text:span><text:span text:style-name="T67"> ();</text:span></text:p>
            <text:p text:style-name="P10"><text:span text:style-name="T70"/></text:p>
            <text:p text:style-name="P10"><text:span text:style-name="T67"><text:s text:c="4"/></text:span><text:span text:style-name="T66">public</text:span><text:span text:style-name="T67"> </text:span><text:span text:style-name="T66">enum</text:span><text:span text:style-name="T67"> </text:span><text:span text:style-name="T76">Languages</text:span><text:span text:style-name="T67"> {</text:span></text:p>
            <text:p text:style-name="P10"><text:span text:style-name="T70"/></text:p>
            <text:p text:style-name="P10"><text:span text:style-name="T67"><text:s text:c="8"/></text:span><text:span text:style-name="T74">ENGLISH</text:span><text:span text:style-name="T67">,</text:span></text:p>
            <text:p text:style-name="P10"><text:span text:style-name="T67"><text:s text:c="8"/></text:span><text:span text:style-name="T74">HUNGARIAN</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3" draw:text-style-name="P19" draw:layer="layout" svg:width="25.199cm" svg:height="15.771cm" svg:x="1.4cm" svg:y="3.95cm" presentation:class="outline" presentation:user-transformed="true">
          <draw:text-box>
            <text:p text:style-name="P10"><text:span text:style-name="T71">@Language</text:span><text:span text:style-name="T67">(</text:span><text:span text:style-name="T74">ENGLISH</text:span><text:span text:style-name="T67">)</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o World!"</text:span><text:span text:style-name="T67">;</text:span></text:p>
            <text:p text:style-name="P10"><text:span text:style-name="T67"><text:s text:c="4"/></text:span><text:span text:style-name="T67">}</text:span></text:p>
            <text:p text:style-name="P10"><text:span text:style-name="T70"/></text:p>
            <text:p text:style-name="P10"><text:span text:style-name="T67">}</text:span></text:p>
            <text:p text:style-name="P10"><text:span text:style-name="T67"/></text:p>
            <text:p text:style-name="P10"><text:span text:style-name="T71">@Language</text:span><text:span text:style-name="T67">(</text:span><text:span text:style-name="T74">HUNGARIAN</text:span><text:span text:style-name="T67">)</text:span></text:p>
            <text:p text:style-name="P10"><text:span text:style-name="T66">public</text:span><text:span text:style-name="T67"> </text:span><text:span text:style-name="T66">class</text:span><text:span text:style-name="T67"> </text:span><text:span text:style-name="T68">Hungarian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ó Világ!"</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71"><text:s text:c="4"/></text:span><text:span text:style-name="T71">@Language</text:span><text:span text:style-name="T67">(</text:span><text:span text:style-name="T74">ENGLISH</text:span><text:span text:style-name="T67">)</text:span></text:p>
            <text:p text:style-name="P10"><text:span text:style-name="T72"><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71"><text:s text:c="4"/></text:span><text:span text:style-name="T71">@Language</text:span><text:span text:style-name="T67">(</text:span><text:span text:style-name="T74">HUNGARIAN</text:span><text:span text:style-name="T67">)</text:span></text:p>
            <text:p text:style-name="P10"><text:span text:style-name="T72"><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10"><text:span text:style-name="T71">@English</text:span></text:p>
            <text:p text:style-name="P10"><text:span text:style-name="T71">@Console</text:span></text:p>
            <text:p text:style-name="P10"><text:span text:style-name="T71">@Secured</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67"><text:s text:c="4"/></text:span><text:span text:style-name="T71">@English</text:span></text:p>
            <text:p text:style-name="P10"><text:span text:style-name="T67"><text:s text:c="4"/></text:span><text:span text:style-name="T71">@Console</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15" draw:text-style-name="P3" draw:layer="layout" svg:width="17.271cm" svg:height="13.38cm" svg:x="2.159cm" svg:y="13.271cm" presentation:class="notes" presentation:user-transformed="true">
            <draw:text-box>
              <text:p>Multiple qualifiers are possible, when you have a lot of implementations, and you want a very specific one.</text:p>
              <text:p/>
              <text:p/>
              <text:p/>
              <text:p>For example @English @Console @Secured, a HelloService that speaks English, that says hello to the console, and I don’t know, has some security features.</text:p>
              <text:p>At client you can inject for example @English @Console, which will inject this.</text:p>
              <text:p>The @Secured implementation is present on the bean, but not on the injection point, but this is still acceptable right?</text:p>
              <text:p>Because @English and @Console is there, and we search for an implementation that has @English and @Console.</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10"><text:span text:style-name="T71">@English</text:span></text:p>
            <text:p text:style-name="P10"><text:span text:style-name="T71">@Secured</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67"><text:s text:c="4"/></text:span><text:span text:style-name="T71">@English</text:span></text:p>
            <text:p text:style-name="P10"><text:span text:style-name="T67"><text:s text:c="4"/></text:span><text:span text:style-name="T71">@Console</text:span></text:p>
            <text:p text:style-name="P10"><text:span text:style-name="T67"><text:s text:c="4"/></text:span><text:span text:style-name="T71">@Secured</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40" presentation:class="page"/>
          <draw:frame presentation:style-name="pr6" draw:text-style-name="P4" draw:layer="layout" svg:width="17.271cm" svg:height="12.572cm" svg:x="2.159cm" svg:y="13.271cm" presentation:class="notes">
            <draw:text-box>
              <text:p><text:span text:style-name="T2">But it does not work the other way around.</text:span></text:p>
              <text:p><text:span text:style-name="T2">If our implementation is only @English @Secured, but we want an @English @Console @Secured, then CDI will not find the implementation, because there is no @Console qualifier on our implementation.</text:span></text:p>
              <text:p><text:span text:style-name="T2">So you have to be careful that you always pick the appropriate qualified implementation.</text:span></text:p>
              <text:p><text:span text:style-name="T2"/></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10"><text:span text:style-name="T77">org.jboss.weld.exceptions.DeploymentException</text:span><text:span text:style-name="T78">: WELD-001408: Unsatisfied dependencies for type HelloService with qualifiers @Secured @English @Console</text:span></text:p>
            <text:p text:style-name="P10"><text:span text:style-name="T79"><text:s text:c="2"/></text:span><text:span text:style-name="T79">at injection point [BackedAnnotatedField] @Inject @English @Console @Secured private GreeterClient.hello</text:span></text:p>
            <text:p text:style-name="P10"><text:span text:style-name="T79"><text:s text:c="2"/></text:span><text:span text:style-name="T79">at GreeterClient.hello(</text:span><text:span text:style-name="T77">GreeterClient.java:0</text:span><text:span text:style-name="T79">)</text:span></text:p>
            <text:p text:style-name="P10"><text:span text:style-name="T79">WELD-001475: The following beans match by type, but none have matching qualifiers:</text:span></text:p>
            <text:p text:style-name="P10"><text:span text:style-name="T79"><text:s text:c="2"/></text:span><text:span text:style-name="T79">- Managed Bean [class HungarianHelloService] with qualifiers [@Secured @Hungarian @Any],</text:span></text:p>
            <text:p text:style-name="P10"><text:span text:style-name="T79"><text:s text:c="2"/></text:span><text:span text:style-name="T79">- Managed Bean [class EnglishHelloService] with qualifiers [@Secured @English @Any]</text:span></text:p>
            <text:p text:style-name="P10"><text:span text:style-name="T80"/></text:p>
          </draw:text-box>
        </draw:frame>
        <presentation:notes draw:style-name="dp2">
          <draw:page-thumbnail draw:style-name="gr1" draw:layer="layout" svg:width="13.968cm" svg:height="10.476cm" svg:x="3.81cm" svg:y="2.123cm" draw:page-number="41" presentation:class="page"/>
          <draw:frame presentation:style-name="pr6" draw:text-style-name="P3" draw:layer="layout" svg:width="17.271cm" svg:height="12.572cm" svg:x="2.159cm" svg:y="13.271cm" presentation:class="notes" presentation:user-transformed="true">
            <draw:text-box>
              <text:p>Beans match by type, but none have matching qualifiers.</text:p>
              <text:p>This is a slightly cryptic but otherwise straightforward message.</text:p>
              <text:p>Unsatisifed dependencies for type HelloService blahblahblah</text:p>
              <text:p>The following beans match by type, but none have matching qualifiers: ...</text:p>
              <text:p>So basically we want @Secured @English @Console but there is only @Secured @English and @Secured @Hungarian.</text:p>
              <text:p>The @Any is a special annotation, I will talk about it later.</text:p>
              <text:p/>
              <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erved qualifiers</text:p>
          </draw:text-box>
        </draw:frame>
        <draw:frame presentation:style-name="pr24" draw:text-style-name="P21" draw:layer="layout" svg:width="25.199cm" svg:height="15.643cm" svg:x="1.4cm" svg:y="4.913cm" presentation:class="outline" presentation:user-transformed="true">
          <draw:text-box>
            <text:list text:style-name="L3">
              <text:list-item>
                <text:p><text:span text:style-name="T81">@Any</text:span></text:p>
                <text:list>
                  <text:list-item>
                    <text:p><text:span text:style-name="T81">Present on all beans except @New</text:span></text:p>
                  </text:list-item>
                  <text:list-item>
                    <text:p><text:span text:style-name="T81">Can be used to query all implementations of a type</text:span></text:p>
                  </text:list-item>
                </text:list>
              </text:list-item>
              <text:list-item>
                <text:p><text:span text:style-name="T81">@Default</text:span></text:p>
                <text:list>
                  <text:list-item>
                    <text:p><text:span text:style-name="T81">Present on all beans except @Named</text:span></text:p>
                  </text:list-item>
                </text:list>
              </text:list-item>
              <text:list-item>
                <text:p><text:span text:style-name="T81">@Alternative</text:span></text:p>
                <text:list>
                  <text:list-item>
                    <text:p><text:span text:style-name="T81">Bean is disabled by default, has to be explicitly enabled</text:span></text:p>
                  </text:list-item>
                </text:list>
              </text:list-item>
              <text:list-item>
                <text:p><text:span text:style-name="T81">@Named</text:span></text:p>
                <text:list>
                  <text:list-item>
                    <text:p><text:span text:style-name="T81">Exposes the bean for JSF, JSP, EL, JBatch, etc...</text:span></text:p>
                  </text:list-item>
                </text:list>
              </text:list-item>
              <text:list-item>
                <text:p><text:span text:style-name="T81">@New</text:span></text:p>
                <text:list>
                  <text:list-item>
                    <text:p><text:span text:style-name="T81">Used to obtain a new bean on demand.</text:span></text:p>
                  </text:list-item>
                  <text:list-item>
                    <text:p><text:span text:style-name="T81">Deprecated</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25" draw:text-style-name="P3" draw:layer="layout" svg:width="17.271cm" svg:height="18.889cm" svg:x="2.159cm" svg:y="13.271cm" presentation:class="notes" presentation:user-transformed="true">
            <draw:text-box>
              <text:p>Okay not later, right now okay.</text:p>
              <text:p>We have some reserved qualifiers in CDI.</text:p>
              <text:p>@Any is the default qualifier that CDI automatically puts on all beans, except those created by @New.</text:p>
              <text:p>It is useful if you want to query all implementations at runtime. I will show you how to do that.</text:p>
              <text:p>@Default is also present on all beans except @Named.</text:p>
              <text:p>@Alternative you can tag your implementations as alternative, which are disabled by default. If you have 5 implementations and 4 of them have @Alternative, then CDI by default will use the 5<text:span text:style-name="T82">th</text:span> implementation.</text:p>
              <text:p>All the alternative implementations are disabled, they are only used if they are enabled specifically, for example within a testing environment.</text:p>
              <text:p>@Named you can give your bean a name, this is necessary because older technologies used name based dependency injection. JSF, JSP, EL, JBatch all use named implementations, and CDI had to maintain compatibility with them.</text:p>
              <text:p>@New this was used to obtain a new bean on demand, it is deprecated. Preferably if you can, don’t try to create your own bean, always query CDI for the appropriate bean.</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ther annotations</text:p>
          </draw:text-box>
        </draw:frame>
        <draw:frame presentation:style-name="pr26" draw:text-style-name="P1" draw:layer="layout" svg:width="25.199cm" svg:height="13.859cm" svg:x="1.4cm" svg:y="4.914cm" presentation:class="outline" presentation:user-transformed="true">
          <draw:text-box>
            <text:list text:style-name="L3">
              <text:list-item>
                <text:p>Annotations are necessary for compatibility</text:p>
                <text:list>
                  <text:list-item>
                    <text:p>@Vetoed removes a bean from CDI control</text:p>
                  </text:list-item>
                  <text:list-item>
                    <text:p>@Resource is needed to access JEE resources</text:p>
                  </text:list-item>
                  <text:list-item>
                    <text:p>@PersistenceContext for JPA</text:p>
                  </text:list-item>
                  <text:list-item>
                    <text:p>@PersistenceUnit for JPA</text:p>
                  </text:list-item>
                  <text:list-item>
                    <text:p>@EJB for remote EJB</text:p>
                  </text:list-item>
                  <text:list-item>
                    <text:p>@WebServiceRef</text:p>
                  </text:list-item>
                  <text:list-item>
                    <text:p>@Typed</text:p>
                  </text:list-item>
                  <text:list-item>
                    <text:p>...</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27" draw:text-style-name="P3" draw:layer="layout" svg:width="17.271cm" svg:height="13.38cm" svg:x="2.159cm" svg:y="13.271cm" presentation:class="notes" presentation:user-transformed="true">
            <draw:text-box>
              <text:p>There are also some other annotations, again these are introduced to maintain compatibility to all the technologies.</text:p>
              <text:p>@Vetoed removes a bean from CDI control, if you don’t want it to be discovered by CDI, if you don’t want it to be injected into other applications or libraries, you can veto your class.</text:p>
              <text:p>@Resource is needed to access Java EE resources.</text:p>
              <text:p>@PersistenceContext ...</text:p>
              <text:p>@PersistenceUnit ...</text:p>
              <text:p>There was a question about Hibernate, CDI also has some support for Hibernate or JPA.</text:p>
              <text:p>@EJB for remove EJB beans.</text:p>
              <text:p>@WebServiceRef and @Type</text:p>
              <text:p>I don’t know what half of these things do.</text:p>
              <text:p>TODO split this into builtin qualifiers and other annotations</text:p>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8" draw:text-style-name="P22" draw:layer="layout" svg:width="25.199cm" svg:height="14.941cm" svg:x="1.4cm" svg:y="4.914cm" presentation:class="outline" presentation:user-transformed="true">
          <draw:text-box>
            <text:p text:style-name="P10"><text:span text:style-name="T71">@Request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span text:style-name="T72"> </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66">public</text:span><text:span text:style-name="T67"> </text:span><text:span text:style-name="T72">GreeterClient</text:span><text:span text:style-name="T67"> () {</text:span></text:p>
            <text:p text:style-name="P10"><text:span text:style-name="T67"><text:s text:c="8"/></text:span><text:span text:style-name="T68">System</text:span><text:span text:style-name="T67">.</text:span><text:span text:style-name="T74">out</text:span><text:span text:style-name="T67">.println(</text:span><text:span text:style-name="T73">"Constructor "</text:span><text:span text:style-name="T67"> + </text:span><text:span text:style-name="T75">hello</text:span><text:span text:style-name="T67">);</text:span></text:p>
            <text:p text:style-name="P10"><text:span text:style-name="T67"><text:s text:c="4"/></text:span><text:span text:style-name="T67">}</text:span></text:p>
            <text:p text:style-name="P10"><text:span text:style-name="T70"/></text:p>
            <text:p text:style-name="P10"><text:span text:style-name="T67"><text:s text:c="4"/></text:span><text:span text:style-name="T71">@PostConstruct</text:span><text:span text:style-name="T72"> </text:span><text:span text:style-name="T66">public</text:span><text:span text:style-name="T67"> </text:span><text:span text:style-name="T66">void</text:span><text:span text:style-name="T67"> </text:span><text:span text:style-name="T72">init</text:span><text:span text:style-name="T67"> () {</text:span></text:p>
            <text:p text:style-name="P10"><text:span text:style-name="T67"><text:s text:c="8"/></text:span><text:span text:style-name="T68">System</text:span><text:span text:style-name="T67">.</text:span><text:span text:style-name="T74">out</text:span><text:span text:style-name="T67">.println(</text:span><text:span text:style-name="T73">"@PostConstruct "</text:span><text:span text:style-name="T67"> + </text:span><text:span text:style-name="T75">hello</text:span><text:span text:style-name="T67">);</text:span></text:p>
            <text:p text:style-name="P10"><text:span text:style-name="T67"><text:s text:c="4"/></text:span><text:span text:style-name="T67">}</text:span></text:p>
            <text:p text:style-name="P10"><text:span text:style-name="T70"/></text:p>
            <text:p text:style-name="P10"><text:span text:style-name="T67"><text:s text:c="4"/></text:span><text:span text:style-name="T71">@PreDestroy</text:span><text:span text:style-name="T72"> </text:span><text:span text:style-name="T66">public</text:span><text:span text:style-name="T67"> </text:span><text:span text:style-name="T66">void</text:span><text:span text:style-name="T67"> </text:span><text:span text:style-name="T72">teardown</text:span><text:span text:style-name="T67"> () {</text:span></text:p>
            <text:p text:style-name="P10"><text:span text:style-name="T67"><text:s text:c="8"/></text:span><text:span text:style-name="T68">System</text:span><text:span text:style-name="T67">.</text:span><text:span text:style-name="T74">out</text:span><text:span text:style-name="T67">.println(</text:span><text:span text:style-name="T73">"@PreDestroy "</text:span><text:span text:style-name="T67"> + </text:span><text:span text:style-name="T75">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29" draw:text-style-name="P3" draw:layer="layout" svg:width="17.271cm" svg:height="25.185cm" svg:x="2.159cm" svg:y="13.271cm" presentation:class="notes" presentation:user-transformed="true">
            <draw:text-box>
              <text:p>TODO PostActivate and PrePassivate</text:p>
              <text:p>There are some callbacks.</text:p>
              <text:p>Do you remember that I told you, when we use field or setter injection, you can not access your dependencies within constructors.</text:p>
              <text:p>CDI offers an alternative mechanism to do some initialization logic, after the dependencies are injected into your bean.</text:p>
              <text:p>This is called @PostConstruct and @PreDestroy annotations, you can put these annotations on methods.</text:p>
              <text:p>In this example we have a greeter client, which is by default request scoped. When you put this bean into a web application, and you provide some primitive client for it, then for every request it will print out to console a null, because this helloservice is not injected...</text:p>
              <text:p>Sorry I should elaborate more, I will talk more about request scoped and other scopes later, but yeah, for the moment all you need to know is this bean is constructed before every request, and torn down after every request.</text:p>
              <text:p>Basically CDI creates a new of this client every single time you make a request to your application, to this specific class.</text:p>
              <text:p>When CDI constructs it, the HelloService is not injected. Then after it injects all dependencies, it calls this @PostConstruct method, which will display whatever is the tostring of the helloservice, and before it tears it down it also prints the tostring of the helloservice.</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1">Instance</text:span><text:span text:style-name="T51">&lt;</text:span><text:span text:style-name="T61">HelloService</text:span><text:span text:style-name="T51">&gt;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30" draw:text-style-name="P3" draw:layer="layout" svg:width="17.271cm" svg:height="21.25cm" svg:x="2.159cm" svg:y="13.271cm" presentation:class="notes" presentation:user-transformed="true">
            <draw:text-box>
              <text:p>It’s also possible to defer the CDI injection until runtime.</text:p>
              <text:p>By default CDI constructs the entire necessary bean graph that is necessary to fulfill your request. For example to start application, or fulfill a request, or do something within a session.</text:p>
              <text:p>Then when the construction of the bean graph fails, CDI will not start your application or your request.</text:p>
              <text:p>We have already seen an example for this, two examples in fact, when we were playing around with the interfaces. If the interface had 0 implementation CDI did not start, if the interface had multiple implementations CDI did not start because it could not decide which to instantiate.</text:p>
              <text:p>In this case you can defer this decision until runtime, then you can inject an Instance instead of the type itself. We inject an Instance&lt;HelloService&gt; here instead of HelloService, and within the hello method we request such HelloService instance from CDI with the get method. And on that instance we call the hello method.</text:p>
              <text:p>This get call is what queries CDI for an appropriate HelloService implementation. If you do have such an appropriate and only one implementation, then CDI will crash runtime. It is up to you to programmatically test this, it is not up to CDI to check your code during compilations for errors like this.</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1">Instance</text:span><text:span text:style-name="T51">&lt;</text:span><text:span text:style-name="T61">HelloService</text:span><text:span text:style-name="T51">&gt;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0">if</text:span><text:span text:style-name="T51">( </text:span><text:span text:style-name="T54">hello</text:span><text:span text:style-name="T51">.isResolvable() ){</text:span></text:p>
            <text:p text:style-name="P10"><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10"><text:span text:style-name="T51"><text:s text:c="8"/></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draw:text-box>
              <text:p>Thankfully CDI also offers tools to check whether such a particular suitable and only one implementation exists. This isResolvable method will return true if there is an implementation and there is only one implementation. If there is no such implementation you could implement some other logic for example.</text:p>
              <text:p/>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1" draw:text-style-name="P17" draw:layer="layout" svg:width="25.199cm" svg:height="13.989cm" svg:x="1.4cm" svg:y="4.849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Any</text:span></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1">Instance</text:span><text:span text:style-name="T51">&lt;</text:span><text:span text:style-name="T61">HelloService</text:span><text:span text:style-name="T51">&gt; </text:span><text:span text:style-name="T54">services</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0">for</text:span><text:span text:style-name="T51">( </text:span><text:span text:style-name="T61">HelloService</text:span><text:span text:style-name="T51"> </text:span><text:span text:style-name="T57">service</text:span><text:span text:style-name="T51"> : </text:span><text:span text:style-name="T54">services</text:span><text:span text:style-name="T51"> ){</text:span></text:p>
            <text:p text:style-name="P10"><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10"><text:span text:style-name="T51"><text:s text:c="8"/></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draw:text-box>
              <text:p>You could iterate on this instance.</text:p>
              <text:p>For that you have to add @Any annotation to the Instance. @Any @Inject Instance.</text:p>
              <text:p>And then you can iterate through all the HelloService implementations, not necessary one, it can be zero implementations, it can be one particular implementation, but it can be two or more implementations.</text:p>
              <text:p>We use this in GRA, we query all the possible actions on a record with such a construct.</text:p>
              <text:p>TODO strategy pattern</text:p>
              <text:p/>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23" draw:layer="layout" svg:width="25.199cm" svg:height="13.859cm" svg:x="1.4cm" svg:y="4.913cm" presentation:class="outline" presentation:user-transformed="true">
          <draw:text-box>
            <text:p text:style-name="P10"><text:span text:style-name="T83">public</text:span><text:span text:style-name="T84"> </text:span><text:span text:style-name="T83">class</text:span><text:span text:style-name="T84"> </text:span><text:span text:style-name="T85">GreeterClient</text:span><text:span text:style-name="T84"> {</text:span></text:p>
            <text:p text:style-name="P10"><text:span text:style-name="T86"/></text:p>
            <text:p text:style-name="P10"><text:span text:style-name="T84"><text:s text:c="4"/></text:span><text:span text:style-name="T87">@Any</text:span></text:p>
            <text:p text:style-name="P10"><text:span text:style-name="T84"><text:s text:c="4"/></text:span><text:span text:style-name="T87">@Inject</text:span></text:p>
            <text:p text:style-name="P10"><text:span text:style-name="T84"><text:s text:c="4"/></text:span><text:span text:style-name="T83">private</text:span><text:span text:style-name="T84"> </text:span><text:span text:style-name="T88">Instance</text:span><text:span text:style-name="T84">&lt;</text:span><text:span text:style-name="T88">HelloService</text:span><text:span text:style-name="T84">&gt; </text:span><text:span text:style-name="T89">services</text:span><text:span text:style-name="T84">;</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hello</text:span><text:span text:style-name="T84"> () {</text:span></text:p>
            <text:p text:style-name="P10"><text:span text:style-name="T84"><text:s text:c="8"/></text:span><text:span text:style-name="T88">Annotation</text:span><text:span text:style-name="T84"> </text:span><text:span text:style-name="T91">qualifier</text:span><text:span text:style-name="T84"> = </text:span><text:span text:style-name="T83">new</text:span><text:span text:style-name="T84"> </text:span><text:span text:style-name="T92">AnnotationLiteral</text:span><text:span text:style-name="T84">&lt;</text:span><text:span text:style-name="T87">English</text:span><text:span text:style-name="T84">&gt;() {};</text:span></text:p>
            <text:p text:style-name="P10"><text:span text:style-name="T84"><text:s text:c="8"/></text:span><text:span text:style-name="T88">HelloService</text:span><text:span text:style-name="T84"> </text:span><text:span text:style-name="T91">service</text:span><text:span text:style-name="T84"> = </text:span><text:span text:style-name="T89">services</text:span><text:span text:style-name="T84">.</text:span><text:span text:style-name="T93">select</text:span><text:span text:style-name="T84">(</text:span><text:span text:style-name="T94">qualifier</text:span><text:span text:style-name="T84">).</text:span><text:span text:style-name="T93">get</text:span><text:span text:style-name="T84">();</text:span></text:p>
            <text:p text:style-name="P10"><text:span text:style-name="T84"><text:s text:c="8"/></text:span><text:span text:style-name="T93">display</text:span><text:span text:style-name="T84">(</text:span><text:span text:style-name="T94">service</text:span><text:span text:style-name="T84">.</text:span><text:span text:style-name="T93">hello</text:span><text:span text:style-name="T84">());</text:span></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draw:page-thumbnail draw:style-name="gr1" draw:layer="layout" svg:width="13.968cm" svg:height="10.476cm" svg:x="3.81cm" svg:y="2.123cm" draw:page-number="48" presentation:class="page"/>
          <draw:frame presentation:style-name="pr27"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draw:page-thumbnail draw:style-name="gr1" draw:layer="layout" svg:width="13.968cm" svg:height="10.476cm" svg:x="3.81cm" svg:y="2.123cm" draw:page-number="49"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Built-in scopes based loosely on servlets.</text:p>
                <text:list>
                  <text:list-item>
                    <text:p>@Dependent</text:p>
                  </text:list-item>
                  <text:list-item>
                    <text:p>@ApplicationScoped</text:p>
                  </text:list-item>
                  <text:list-item>
                    <text:p>@SessionScoped</text:p>
                  </text:list-item>
                  <text:list-item>
                    <text:p>@RequestScoped</text:p>
                  </text:list-item>
                  <text:list-item>
                    <text:p>@ConversationScoped</text:p>
                  </text:list-item>
                  <text:list-item>
                    <text:p>@Singleton</text:p>
                  </text:list-item>
                </text:list>
              </text:list-item>
              <text:list-item>
                <text:p>Custom scopes can be created </text:p>
              </text:list-item>
            </text:list>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1" draw:text-style-name="P1" draw:layer="layout" svg:width="25.199cm" svg:height="15.256cm" svg:x="1.4cm" svg:y="4.216cm" presentation:class="outline" presentation:user-transformed="true">
          <draw:text-box>
            <text:list text:style-name="L3">
              <text:list-item>
                <text:p>Default scope</text:p>
              </text:list-item>
              <text:list-item>
                <text:p>Bean lifecycle is same where it is injected</text:p>
              </text:list-item>
              <text:list-item>
                <text:p>Pseudo-scope, injected directly, not proxied</text:p>
              </text:list-item>
            </text:list>
            <text:p text:style-name="P10"><text:span text:style-name="T95"/></text:p>
            <text:p text:style-name="P10"><text:span text:style-name="T95">public</text:span><text:span text:style-name="T96"> </text:span><text:span text:style-name="T95">class</text:span><text:span text:style-name="T96"> </text:span><text:span text:style-name="T97">RecordDatabase</text:span><text:span text:style-name="T98"> {</text:span></text:p>
            <text:p text:style-name="P10"><text:span text:style-name="T98"><text:s text:c="4"/></text:span><text:span text:style-name="T98">...</text:span></text:p>
            <text:p text:style-name="P10"><text:span text:style-name="T98">}</text:span></text:p>
            <text:p text:style-name="P10"><text:span text:style-name="T98"/></text:p>
            <text:p text:style-name="P10"><text:span text:style-name="T98">@ApplicationScoped</text:span></text:p>
            <text:p text:style-name="P10"><text:span text:style-name="T95">public</text:span><text:span text:style-name="T98"> </text:span><text:span text:style-name="T95">class</text:span><text:span text:style-name="T98"> </text:span><text:span text:style-name="T97">RecordService</text:span><text:span text:style-name="T98"> {</text:span></text:p>
            <text:p text:style-name="P10"><text:span text:style-name="T98"/></text:p>
            <text:p text:style-name="P10"><text:span text:style-name="T98"><text:s text:c="4"/></text:span><text:span text:style-name="T99">@Inject</text:span></text:p>
            <text:p text:style-name="P10"><text:span text:style-name="T98"><text:s text:c="4"/></text:span><text:span text:style-name="T95">private</text:span><text:span text:style-name="T98"> </text:span><text:span text:style-name="T97">RecordDatabase</text:span><text:span text:style-name="T98"> </text:span><text:span text:style-name="T100">database</text:span><text:span text:style-name="T98">;</text:span></text:p>
            <text:p text:style-name="P10"><text:span text:style-name="T98"/></text:p>
            <text:p text:style-name="P10"><text:span text:style-name="T98">}</text:span></text:p>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Normal scope, proxied</text:p>
              </text:list-item>
              <text:list-item>
                <text:p>All users share the same instance</text:p>
              </text:list-item>
            </text:list>
            <text:p text:style-name="P10"><text:span text:style-name="T71"/></text:p>
            <text:p text:style-name="P10"><text:span text:style-name="T71">@ApplicationScoped</text:span></text:p>
            <text:p text:style-name="P10"><text:span text:style-name="T66">public</text:span><text:span text:style-name="T67"> </text:span><text:span text:style-name="T66">class</text:span><text:span text:style-name="T67"> </text:span><text:span text:style-name="T68">LogDatabase</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logEvent</text:span><text:span text:style-name="T67"> (</text:span><text:span text:style-name="T68">String</text:span><text:span text:style-name="T67"> </text:span><text:span text:style-name="T101">event</text:span><text:span text:style-name="T67">) {</text:span></text:p>
            <text:p text:style-name="P10"><text:span text:style-name="T67"><text:s text:c="8"/></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52" presentation:class="page"/>
          <draw:frame presentation:style-name="pr25"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ormal scope, proxied</text:p>
              </text:list-item>
              <text:list-item>
                <text:p>Needs to be serializable</text:p>
              </text:list-item>
            </text:list>
            <text:p text:style-name="P10"><text:span text:style-name="T71"/></text:p>
            <text:p text:style-name="P10"><text:span text:style-name="T71">@SessionScoped</text:span></text:p>
            <text:p text:style-name="P10"><text:span text:style-name="T66">public</text:span><text:span text:style-name="T67"> </text:span><text:span text:style-name="T66">class</text:span><text:span text:style-name="T67"> </text:span><text:span text:style-name="T68">ShoppingCart</text:span><text:span text:style-name="T67"> </text:span><text:span text:style-name="T66">implements</text:span><text:span text:style-name="T67"> </text:span><text:span text:style-name="T69">Serializable</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addItem</text:span><text:span text:style-name="T67"> (</text:span><text:span text:style-name="T68">Item</text:span><text:span text:style-name="T67"> </text:span><text:span text:style-name="T101">item</text:span><text:span text:style-name="T67">) {</text:span></text:p>
            <text:p text:style-name="P10"><text:span text:style-name="T67"><text:s text:c="8"/></text:span><text:span text:style-name="T102">doSomething</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53"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Normal scope, proxied</text:p>
              </text:list-item>
            </text:list>
            <text:p text:style-name="P10"><text:span text:style-name="T71"/></text:p>
            <text:p text:style-name="P10"><text:span text:style-name="T71">@RequestScoped</text:span></text:p>
            <text:p text:style-name="P10"><text:span text:style-name="T66">public</text:span><text:span text:style-name="T67"> </text:span><text:span text:style-name="T66">class</text:span><text:span text:style-name="T67"> </text:span><text:span text:style-name="T68">AuthChecker</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checkAuth</text:span><text:span text:style-name="T67"> (</text:span><text:span text:style-name="T68">String</text:span><text:span text:style-name="T67"> </text:span><text:span text:style-name="T101">user</text:span><text:span text:style-name="T67">) {</text:span></text:p>
            <text:p text:style-name="P10"><text:span text:style-name="T67"><text:s text:c="8"/></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2" draw:text-style-name="P1" draw:layer="layout" svg:width="25.199cm" svg:height="14.531cm" svg:x="1.4cm" svg:y="4.578cm" presentation:class="outline" presentation:user-transformed="true">
          <draw:text-box>
            <text:list text:style-name="L3">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10"><text:span text:style-name="T71"/></text:p>
            <text:p text:style-name="P10"><text:span text:style-name="T71">@Singleton</text:span></text:p>
            <text:p text:style-name="P10"><text:span text:style-name="T66">public</text:span><text:span text:style-name="T67"> </text:span><text:span text:style-name="T66">class</text:span><text:span text:style-name="T67"> </text:span><text:span text:style-name="T68">RandomGenerator</text:span><text:span text:style-name="T67"> {</text:span></text:p>
            <text:p text:style-name="P10"><text:span text:style-name="T70"/></text:p>
            <text:p text:style-name="P10"><text:span text:style-name="T67"><text:s text:c="4"/></text:span><text:span text:style-name="T66">public</text:span><text:span text:style-name="T67"> </text:span><text:span text:style-name="T66">int</text:span><text:span text:style-name="T67"> </text:span><text:span text:style-name="T72">nextInt</text:span><text:span text:style-name="T67"> () {</text:span></text:p>
            <text:p text:style-name="P10"><text:span text:style-name="T70"><text:s text:c="8"/></text:span><text:span text:style-name="T70">...</text:span></text:p>
            <text:p text:style-name="P10"><text:span text:style-name="T67"><text:s text:c="4"/></text:span><text:span text:style-name="T67">}</text:span></text:p>
            <text:p text:style-name="P10"><text:span text:style-name="T67"><text:s text:c="4"/></text:span></text:p>
            <text:p text:style-name="P10"><text:span text:style-name="T67">}</text:span></text:p>
          </draw:text-box>
        </draw:frame>
        <presentation:notes draw:style-name="dp2">
          <draw:page-thumbnail draw:style-name="gr1" draw:layer="layout" svg:width="13.968cm" svg:height="10.476cm" svg:x="3.81cm" svg:y="2.123cm" draw:page-number="56"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3"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10"><text:span text:style-name="T71"/></text:p>
            <text:p text:style-name="P10"><text:span text:style-name="T71">@ApplicationScoped</text:span></text:p>
            <text:p text:style-name="P10"><text:span text:style-name="T66">public</text:span><text:span text:style-name="T67"> </text:span><text:span text:style-name="T66">class</text:span><text:span text:style-name="T67"> </text:span><text:span text:style-name="T68">RecordServic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LoginName</text:span><text:span text:style-name="T67"> </text:span><text:span text:style-name="T75">name</text:span><text:span text:style-name="T67">;</text:span></text:p>
            <text:p text:style-name="P10"><text:span text:style-name="T70"/></text:p>
            <text:p text:style-name="P10"><text:span text:style-name="T67">}</text:span></text:p>
            <text:p text:style-name="P10"><text:span text:style-name="T67"/></text:p>
            <text:p text:style-name="P10"><text:span text:style-name="T71">@RequestScoped</text:span></text:p>
            <text:p text:style-name="P10"><text:span text:style-name="T66">public</text:span><text:span text:style-name="T67"> </text:span><text:span text:style-name="T66">class</text:span><text:span text:style-name="T67"> </text:span><text:span text:style-name="T68">LoginName</text:span><text:span text:style-name="T67"> {</text:span></text:p>
            <text:p text:style-name="P10"><text:span text:style-name="T70"><text:s text:c="4"/></text:span><text:span text:style-name="T70">...</text:span></text:p>
            <text:p text:style-name="P10"><text:span text:style-name="T70">}</text:span></text:p>
          </draw:text-box>
        </draw:frame>
        <presentation:notes draw:style-name="dp2">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26"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4"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10"><text:span text:style-name="T71">@Application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User</text:span><text:span text:style-name="T67"> </text:span><text:span text:style-name="T75">user</text:span><text:span text:style-name="T67">;</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75">user</text:span><text:span text:style-name="T67">.getId();</text:span></text:p>
            <text:p text:style-name="P10"><text:span text:style-name="T67"><text:s text:c="8"/></text:span><text:span text:style-name="T75">user</text:span><text:span text:style-name="T67">.getName();</text:span></text:p>
            <text:p text:style-name="P10"><text:span text:style-name="T67"><text:s text:c="8"/></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3"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10"><text:span text:style-name="T71">@RequestScoped</text:span></text:p>
            <text:p text:style-name="P10"><text:span text:style-name="T66">public</text:span><text:span text:style-name="T67"> </text:span><text:span text:style-name="T66">class</text:span><text:span text:style-name="T67"> </text:span><text:span text:style-name="T68">User</text:span><text:span text:style-name="T67"> {</text:span><text:span text:style-name="T70">}</text:span></text:p>
            <text:p text:style-name="P10"><text:span text:style-name="T70"/></text:p>
            <text:p text:style-name="P10"><text:span text:style-name="T99">@Application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User</text:span><text:span text:style-name="T67"> </text:span><text:span text:style-name="T75">user</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100"><text:s text:c="8"/></text:span><text:span text:style-name="T100">user</text:span><text:span text:style-name="T98">.getClass();</text:span></text:p>
            <text:p text:style-name="P10"><text:span text:style-name="T103"><text:s text:c="8"/></text:span><text:span text:style-name="T103">// org.jboss.weld.proxies.User$</text:span><text:span text:style-name="T104">Proxy</text:span><text:span text:style-name="T105">$_$$_WeldClientProxy</text:span></text:p>
            <text:p text:style-name="P10"><text:span text:style-name="T67"><text:s text:c="4"/></text:span><text:span text:style-name="T67">}</text:span></text:p>
            <text:p text:style-name="P10"><text:span text:style-name="T70"><text:s text:c="4"/></text:span></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24" draw:layer="layout" svg:width="25.199cm" svg:height="13.859cm" svg:x="1.4cm" svg:y="4.914cm" presentation:class="outline" presentation:user-transformed="true">
          <draw:text-box>
            <text:p text:style-name="P10"><text:span text:style-name="T71">@RequestScoped</text:span></text:p>
            <text:p text:style-name="P10"><text:span text:style-name="T66">public</text:span><text:span text:style-name="T67"> </text:span><text:span text:style-name="T66">class</text:span><text:span text:style-name="T67"> </text:span><text:span text:style-name="T68">User</text:span><text:span text:style-name="T67"> {</text:span></text:p>
            <text:p text:style-name="P10"><text:span text:style-name="T70"/></text:p>
            <text:p text:style-name="P10"><text:span text:style-name="T67"><text:s text:c="4"/></text:span><text:span text:style-name="T66">public</text:span><text:span text:style-name="T67"> </text:span><text:span text:style-name="T68">String</text:span><text:span text:style-name="T67"> </text:span><text:span text:style-name="T75">name</text:span><text:span text:style-name="T67">;</text:span></text:p>
            <text:p text:style-name="P10"><text:span text:style-name="T70"/></text:p>
            <text:p text:style-name="P10"><text:span text:style-name="T67">}</text:span></text:p>
            <text:p text:style-name="P10"><text:span text:style-name="T67"/></text:p>
            <text:p text:style-name="P10"><text:span text:style-name="T106">org.jboss.weld.exceptions.DefinitionException</text:span><text:span text:style-name="T107">: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8" draw:text-style-name="P19" draw:layer="layout" svg:width="25.199cm" svg:height="14.941cm" svg:x="1.4cm" svg:y="4.363cm" presentation:class="outline" presentation:user-transformed="true">
          <draw:text-box>
            <text:p text:style-name="P10"><text:span text:style-name="T71">@RequestScoped</text:span></text:p>
            <text:p text:style-name="P10"><text:span text:style-name="T66">public</text:span><text:span text:style-name="T67"> </text:span><text:span text:style-name="T66">class</text:span><text:span text:style-name="T67"> </text:span><text:span text:style-name="T68">User</text:span><text:span text:style-name="T67"> {</text:span></text:p>
            <text:p text:style-name="P10"><text:span text:style-name="T67"><text:s text:c="4"/></text:span><text:span text:style-name="T66">protected</text:span><text:span text:style-name="T67"> </text:span><text:span text:style-name="T66">int</text:span><text:span text:style-name="T67"> </text:span><text:span text:style-name="T75">id</text:span><text:span text:style-name="T67">;</text:span></text:p>
            <text:p text:style-name="P10"><text:span text:style-name="T67"><text:s text:c="4"/></text:span><text:span text:style-name="T66">protected</text:span><text:span text:style-name="T67"> </text:span><text:span text:style-name="T68">String</text:span><text:span text:style-name="T67"> </text:span><text:span text:style-name="T75">name</text:span><text:span text:style-name="T67">;</text:span></text:p>
            <text:p text:style-name="P10"><text:span text:style-name="T70">}</text:span></text:p>
            <text:p text:style-name="P10"><text:span text:style-name="T67"/></text:p>
            <text:p text:style-name="P10"><text:span text:style-name="T99">@ApplicationScoped</text:span></text:p>
            <text:p text:style-name="P10"><text:span text:style-name="T95">public</text:span><text:span text:style-name="T108"> </text:span><text:span text:style-name="T95">class</text:span><text:span text:style-name="T108"> </text:span><text:span text:style-name="T97">GreeterClient</text:span><text:span text:style-name="T108"> {</text:span></text:p>
            <text:p text:style-name="P10"><text:span text:style-name="T95"/></text:p>
            <text:p text:style-name="P10"><text:span text:style-name="T108"><text:s text:c="4"/></text:span><text:span text:style-name="T99">@Inject</text:span></text:p>
            <text:p text:style-name="P10"><text:span text:style-name="T108"><text:s text:c="4"/></text:span><text:span text:style-name="T95">private</text:span><text:span text:style-name="T108"> </text:span><text:span text:style-name="T97">User</text:span><text:span text:style-name="T108"> </text:span><text:span text:style-name="T97">user</text:span><text:span text:style-name="T108">;</text:span></text:p>
            <text:p text:style-name="P10"><text:span text:style-name="T95"/></text:p>
            <text:p text:style-name="P10"><text:span text:style-name="T108"><text:s text:c="4"/></text:span><text:span text:style-name="T95">public</text:span><text:span text:style-name="T108"> </text:span><text:span text:style-name="T95">void</text:span><text:span text:style-name="T108"> greet () {</text:span></text:p>
            <text:p text:style-name="P10"><text:span text:style-name="T108"><text:s text:c="8"/></text:span><text:span text:style-name="T109">// user.id is 0</text:span></text:p>
            <text:p text:style-name="P10"><text:span text:style-name="T108"><text:s text:c="8"/></text:span><text:span text:style-name="T109">// user.name is null</text:span></text:p>
            <text:p text:style-name="P10"><text:span text:style-name="T95"><text:s text:c="4"/></text:span><text:span text:style-name="T95">}</text:span></text:p>
            <text:p text:style-name="P10"><text:span text:style-name="T95"/></text:p>
            <text:p text:style-name="P10"><text:span text:style-name="T95">}</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10"><text:span text:style-name="T110"/></text:p>
            <text:p text:style-name="P10"><text:span text:style-name="T110">public</text:span><text:span text:style-name="T111"> </text:span><text:span text:style-name="T110">class</text:span><text:span text:style-name="T111"> </text:span><text:span text:style-name="T112">DatabaseReplicator</text:span><text:span text:style-name="T111"> {</text:span></text:p>
            <text:p text:style-name="P10"><text:span text:style-name="T113"/></text:p>
            <text:p text:style-name="P10"><text:span text:style-name="T111"><text:s text:c="4"/></text:span><text:span text:style-name="T114">@Inject</text:span><text:span text:style-name="T111"> </text:span><text:span text:style-name="T114">@Source</text:span><text:span text:style-name="T111"> </text:span><text:span text:style-name="T110">private</text:span><text:span text:style-name="T111"> </text:span><text:span text:style-name="T112">Database</text:span><text:span text:style-name="T111"> </text:span><text:span text:style-name="T115">source</text:span><text:span text:style-name="T111">;</text:span></text:p>
            <text:p text:style-name="P10"><text:span text:style-name="T111"><text:s text:c="4"/></text:span><text:span text:style-name="T114">@Inject</text:span><text:span text:style-name="T111"> </text:span><text:span text:style-name="T114">@Target</text:span><text:span text:style-name="T111"> </text:span><text:span text:style-name="T110">private</text:span><text:span text:style-name="T111"> </text:span><text:span text:style-name="T112">Database</text:span><text:span text:style-name="T111"> </text:span><text:span text:style-name="T115">target</text:span><text:span text:style-name="T111">;</text:span></text:p>
            <text:p text:style-name="P10"><text:span text:style-name="T113"/></text:p>
            <text:p text:style-name="P10"><text:span text:style-name="T111"><text:s text:c="4"/></text:span><text:span text:style-name="T114">@Log</text:span></text:p>
            <text:p text:style-name="P10"><text:span text:style-name="T111"><text:s text:c="4"/></text:span><text:span text:style-name="T110">public</text:span><text:span text:style-name="T111"> </text:span><text:span text:style-name="T110">void</text:span><text:span text:style-name="T111"> </text:span><text:span text:style-name="T116">replicate</text:span><text:span text:style-name="T111"> () {</text:span></text:p>
            <text:p text:style-name="P10"><text:span text:style-name="T111"><text:s text:c="8"/></text:span><text:span text:style-name="T111">...</text:span></text:p>
            <text:p text:style-name="P10"><text:span text:style-name="T111"><text:s text:c="4"/></text:span><text:span text:style-name="T111">}</text:span></text:p>
            <text:p text:style-name="P10"><text:span text:style-name="T113"/></text:p>
            <text:p text:style-name="P10"><text:span text:style-name="T111">}</text:span></text:p>
            <text:p text:style-name="P10"><text:span text:style-name="T117"/></text:p>
            <text:p text:style-name="P10"><text:span text:style-name="T117">new</text:span><text:span text:style-name="T118"> </text:span><text:span text:style-name="T119">DatabaseReplicator</text:span><text:span text:style-name="T120">().replicate(); <text:s/></text:span><text:span text:style-name="T121">// This will never work</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35"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26"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6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5" draw:text-style-name="P1" draw:layer="layout" svg:width="25.199cm" svg:height="13.859cm" svg:x="1.4cm" svg:y="5.443cm" presentation:class="outline" presentation:user-transformed="true">
          <draw:text-box>
            <text:p text:style-name="P10"><text:span text:style-name="T66">public</text:span><text:span text:style-name="T72"> </text:span><text:span text:style-name="T66">class</text:span><text:span text:style-name="T72"> </text:span><text:span text:style-name="T68">DatabaseProducer</text:span><text:span text:style-name="T72">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text:span><text:span text:style-name="T68">Database</text:span><text:span text:style-name="T67"> </text:span><text:span text:style-name="T72">create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database"</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70">}</text:span></text:p>
            <text:p text:style-name="P10"><text:span text:style-name="T70"/></text:p>
            <text:p text:style-name="P10"><text:span text:style-name="T66">public</text:span><text:span text:style-name="T67"> </text:span><text:span text:style-name="T66">class</text:span><text:span text:style-name="T67"> </text:span><text:span text:style-name="T68">RecordServic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Database</text:span><text:span text:style-name="T67"> </text:span><text:span text:style-name="T75">database</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13"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6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6" draw:text-style-name="P1" draw:layer="layout" svg:width="25.199cm" svg:height="14.111cm" svg:x="1.4cm" svg:y="4.914cm" presentation:class="outline" presentation:user-transformed="true">
          <draw:text-box>
            <text:p text:style-name="P10"><text:span text:style-name="T66">public</text:span><text:span text:style-name="T72"> </text:span><text:span text:style-name="T66">class</text:span><text:span text:style-name="T72"> </text:span><text:span text:style-name="T68">DatabaseProducer</text:span><text:span text:style-name="T72"> {</text:span></text:p>
            <text:p text:style-name="P10"><text:span text:style-name="T70"/></text:p>
            <text:p text:style-name="P10"><text:span text:style-name="T67"><text:s text:c="4"/></text:span><text:span text:style-name="T71">@Produces</text:span></text:p>
            <text:p text:style-name="P10"><text:span text:style-name="T72"><text:s text:c="4"/></text:span><text:span text:style-name="T71">@Users</text:span></text:p>
            <text:p text:style-name="P10"><text:span text:style-name="T67"><text:s text:c="4"/></text:span><text:span text:style-name="T66">public</text:span><text:span text:style-name="T67"> </text:span><text:span text:style-name="T68">Database</text:span><text:span text:style-name="T67"> </text:span><text:span text:style-name="T72">create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users"</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70">}</text:span></text:p>
            <text:p text:style-name="P10"><text:span text:style-name="T70"/></text:p>
            <text:p text:style-name="P10"><text:span text:style-name="T66">public</text:span><text:span text:style-name="T67"> </text:span><text:span text:style-name="T66">class</text:span><text:span text:style-name="T67"> </text:span><text:span text:style-name="T68">UserService</text:span><text:span text:style-name="T67"> {</text:span></text:p>
            <text:p text:style-name="P10"><text:span text:style-name="T70"/></text:p>
            <text:p text:style-name="P10"><text:span text:style-name="T67"><text:s text:c="4"/></text:span><text:span text:style-name="T71">@Inject</text:span></text:p>
            <text:p text:style-name="P10"><text:span text:style-name="T72"><text:s text:c="4"/></text:span><text:span text:style-name="T71">@Users</text:span></text:p>
            <text:p text:style-name="P10"><text:span text:style-name="T67"><text:s text:c="4"/></text:span><text:span text:style-name="T66">private</text:span><text:span text:style-name="T67"> </text:span><text:span text:style-name="T68">Database</text:span><text:span text:style-name="T67"> </text:span><text:span text:style-name="T75">users</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22"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DatabaseProducer</text:span><text:span text:style-name="T67"> {</text:span></text:p>
            <text:p text:style-name="P10"><text:span text:style-name="T70"/></text:p>
            <text:p text:style-name="P10"><text:span text:style-name="T67"><text:s text:c="4"/></text:span><text:span text:style-name="T71">@Produces</text:span></text:p>
            <text:p text:style-name="P10"><text:span text:style-name="T72"><text:s text:c="4"/></text:span><text:span text:style-name="T71">@ApplicationScoped</text:span></text:p>
            <text:p text:style-name="P10"><text:span text:style-name="T67"><text:s text:c="4"/></text:span><text:span text:style-name="T66">public</text:span><text:span text:style-name="T67"> </text:span><text:span text:style-name="T68">Database</text:span><text:span text:style-name="T67"> </text:span><text:span text:style-name="T72">create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database"</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70">}</text:span></text:p>
            <text:p text:style-name="P10"><text:span text:style-name="T70"/></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6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10"><text:span text:style-name="T66">public</text:span><text:span text:style-name="T67"> </text:span><text:span text:style-name="T66">class</text:span><text:span text:style-name="T67"> </text:span><text:span text:style-name="T68">DatabaseProducer</text:span><text:span text:style-name="T67">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text:span><text:span text:style-name="T68">Database</text:span><text:span text:style-name="T67"> </text:span><text:span text:style-name="T72">open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database"</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closeDatabase</text:span><text:span text:style-name="T67"> (</text:span><text:span text:style-name="T71">@Disposes</text:span><text:span text:style-name="T67"> </text:span><text:span text:style-name="T68">Database</text:span><text:span text:style-name="T67"> </text:span><text:span text:style-name="T101">database</text:span><text:span text:style-name="T67">) {</text:span></text:p>
            <text:p text:style-name="P10"><text:span text:style-name="T67"><text:s text:c="8"/></text:span><text:span text:style-name="T122">database</text:span><text:span text:style-name="T67">.close();</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draw:text-box>
              <text:p text:style-name="P5">Producers can also clean up, if you have a producer method, then it can also have a @Disposes method that accepts the same type that we have created.</text:p>
              <text:p text:style-name="P5">The qualifiers also have to be the same as on the producer method with the dispose method as well.</text:p>
            </draw:text-box>
          </draw:frame>
        </presentation:notes>
      </draw:page>
      <draw:page draw:name="page6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10"><text:span text:style-name="T66">public</text:span><text:span text:style-name="T67"> </text:span><text:span text:style-name="T66">class</text:span><text:span text:style-name="T67"> </text:span><text:span text:style-name="T68">LogProducer</text:span><text:span text:style-name="T67">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text:span><text:span text:style-name="T68">Logger</text:span><text:span text:style-name="T67"> </text:span><text:span text:style-name="T72">produceLog</text:span><text:span text:style-name="T67"> (</text:span><text:span text:style-name="T69">InjectionPoint</text:span><text:span text:style-name="T67"> </text:span><text:span text:style-name="T101">injectionPoint</text:span><text:span text:style-name="T67">) {</text:span></text:p>
            <text:p text:style-name="P10"><text:span text:style-name="T67"><text:s text:c="8"/></text:span><text:span text:style-name="T69">Member</text:span><text:span text:style-name="T67"> </text:span><text:span text:style-name="T101">member</text:span><text:span text:style-name="T67"> = </text:span><text:span text:style-name="T122">injectionPoint</text:span><text:span text:style-name="T67">.</text:span><text:span text:style-name="T102">getMember</text:span><text:span text:style-name="T67">();</text:span></text:p>
            <text:p text:style-name="P10"><text:span text:style-name="T67"><text:s text:c="8"/></text:span><text:span text:style-name="T68">Class</text:span><text:span text:style-name="T67">&lt;?&gt; </text:span><text:span text:style-name="T101">clazz</text:span><text:span text:style-name="T67"> = </text:span><text:span text:style-name="T122">member</text:span><text:span text:style-name="T67">.</text:span><text:span text:style-name="T102">getDeclaringClass</text:span><text:span text:style-name="T67">();</text:span></text:p>
            <text:p text:style-name="P10"><text:span text:style-name="T67"><text:s text:c="8"/></text:span><text:span text:style-name="T66">return</text:span><text:span text:style-name="T67"> </text:span><text:span text:style-name="T68">Logger</text:span><text:span text:style-name="T67">.</text:span><text:span text:style-name="T102">getLogger</text:span><text:span text:style-name="T67">(</text:span><text:span text:style-name="T122">clazz</text:span><text:span text:style-name="T67">.getName());</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MapProducer</text:span><text:span text:style-name="T67">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lt;</text:span><text:span text:style-name="T68">K</text:span><text:span text:style-name="T67">, </text:span><text:span text:style-name="T68">V</text:span><text:span text:style-name="T67">&gt; </text:span><text:span text:style-name="T69">Map</text:span><text:span text:style-name="T67">&lt;</text:span><text:span text:style-name="T68">K</text:span><text:span text:style-name="T67">, </text:span><text:span text:style-name="T68">V</text:span><text:span text:style-name="T67">&gt; </text:span><text:span text:style-name="T72">produceMap</text:span><text:span text:style-name="T67"> (</text:span><text:span text:style-name="T69">InjectionPoint</text:span><text:span text:style-name="T67"> </text:span><text:span text:style-name="T101">ip</text:span><text:span text:style-name="T67">) {</text:span></text:p>
            <text:p text:style-name="P10"><text:span text:style-name="T67"><text:s text:c="8"/></text:span><text:span text:style-name="T66">if</text:span><text:span text:style-name="T67">( valueIsNumber(</text:span><text:span text:style-name="T122">ip</text:span><text:span text:style-name="T67">.</text:span><text:span text:style-name="T102">getType</text:span><text:span text:style-name="T67">()) ){</text:span></text:p>
            <text:p text:style-name="P10"><text:span text:style-name="T67"><text:s text:c="12"/></text:span><text:span text:style-name="T66">return</text:span><text:span text:style-name="T67"> </text:span><text:span text:style-name="T66">new</text:span><text:span text:style-name="T67"> </text:span><text:span text:style-name="T68">TreeMap</text:span><text:span text:style-name="T67">&lt;&gt;();</text:span></text:p>
            <text:p text:style-name="P10"><text:span text:style-name="T67"><text:s text:c="8"/></text:span><text:span text:style-name="T67">}</text:span></text:p>
            <text:p text:style-name="P10"><text:span text:style-name="T67"><text:s text:c="8"/></text:span><text:span text:style-name="T66">return</text:span><text:span text:style-name="T67"> </text:span><text:span text:style-name="T66">new</text:span><text:span text:style-name="T67"> </text:span><text:span text:style-name="T68">HashMap</text:span><text:span text:style-name="T67">&lt;&gt;();</text:span></text:p>
            <text:p text:style-name="P10"><text:span text:style-name="T67"><text:s text:c="4"/></text:span><text:span text:style-name="T67">}</text:span></text:p>
            <text:p text:style-name="P10"><text:span text:style-name="T70"/></text:p>
            <text:p text:style-name="P10"><text:span text:style-name="T70">}</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8" draw:text-style-name="P19" draw:layer="layout" svg:width="25.199cm" svg:height="14.941cm" svg:x="1.4cm" svg:y="4.929cm" presentation:class="outline" presentation:user-transformed="true">
          <draw:text-box>
            <text:p text:style-name="P10"><text:span text:style-name="T66">public</text:span><text:span text:style-name="T67"> </text:span><text:span text:style-name="T66">class</text:span><text:span text:style-name="T67"> </text:span><text:span text:style-name="T68">RecordDatabas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Event</text:span><text:span text:style-name="T67">&lt;</text:span><text:span text:style-name="T68">Record</text:span><text:span text:style-name="T67">&gt; </text:span><text:span text:style-name="T75">recordAdded</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addRecord</text:span><text:span text:style-name="T67"> (</text:span><text:span text:style-name="T68">Record</text:span><text:span text:style-name="T67"> </text:span><text:span text:style-name="T101">record</text:span><text:span text:style-name="T67">) {</text:span></text:p>
            <text:p text:style-name="P10"><text:span text:style-name="T67"><text:s text:c="8"/></text:span><text:span text:style-name="T75">recordAdded</text:span><text:span text:style-name="T67">.</text:span><text:span text:style-name="T102">fire</text:span><text:span text:style-name="T67">(</text:span><text:span text:style-name="T122">record</text:span><text:span text:style-name="T67">);</text:span></text:p>
            <text:p text:style-name="P10"><text:span text:style-name="T67"><text:s text:c="4"/></text:span><text:span text:style-name="T67">}</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RecordLogger</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listenRecord</text:span><text:span text:style-name="T67"> (</text:span><text:span text:style-name="T71">@Observes</text:span><text:span text:style-name="T67"> </text:span><text:span text:style-name="T68">Record</text:span><text:span text:style-name="T67"> </text:span><text:span text:style-name="T101">record</text:span><text:span text:style-name="T67">) {</text:span></text:p>
            <text:p text:style-name="P10"><text:span text:style-name="T67"><text:s text:c="8"/></text:span><text:span text:style-name="T68">System</text:span><text:span text:style-name="T67">.</text:span><text:span text:style-name="T74">out</text:span><text:span text:style-name="T67">.println(</text:span><text:span text:style-name="T73">"Received: "</text:span><text:span text:style-name="T67"> + </text:span><text:span text:style-name="T122">record</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26"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7" draw:text-style-name="P23" draw:layer="layout" svg:width="25.199cm" svg:height="14.901cm" svg:x="1.4cm" svg:y="5.755cm" presentation:class="outline" presentation:user-transformed="true">
          <draw:text-box>
            <text:p text:style-name="P10"><text:span text:style-name="T83">public</text:span><text:span text:style-name="T84"> </text:span><text:span text:style-name="T83">class</text:span><text:span text:style-name="T84"> </text:span><text:span text:style-name="T85">RecordDatabase</text:span><text:span text:style-name="T84"> {</text:span></text:p>
            <text:p text:style-name="P10"><text:span text:style-name="T86"/></text:p>
            <text:p text:style-name="P10"><text:span text:style-name="T84"><text:s text:c="4"/></text:span><text:span text:style-name="T87">@Inject</text:span></text:p>
            <text:p text:style-name="P10"><text:span text:style-name="T84"><text:s text:c="4"/></text:span><text:span text:style-name="T83">private</text:span><text:span text:style-name="T84"> </text:span><text:span text:style-name="T88">Event</text:span><text:span text:style-name="T84">&lt;</text:span><text:span text:style-name="T85">Record</text:span><text:span text:style-name="T84">&gt; </text:span><text:span text:style-name="T89">recordAdded</text:span><text:span text:style-name="T84">;</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addRecord</text:span><text:span text:style-name="T84"> (</text:span><text:span text:style-name="T85">Record</text:span><text:span text:style-name="T84"> </text:span><text:span text:style-name="T91">record</text:span><text:span text:style-name="T84">) {</text:span></text:p>
            <text:p text:style-name="P10"><text:span text:style-name="T84"><text:s text:c="8"/></text:span><text:span text:style-name="T88">Annotation</text:span><text:span text:style-name="T84"> </text:span><text:span text:style-name="T91">annotation</text:span><text:span text:style-name="T84"> = </text:span><text:span text:style-name="T83">new</text:span><text:span text:style-name="T84"> </text:span><text:span text:style-name="T92">AnnotationLiteral</text:span><text:span text:style-name="T84">&lt;</text:span><text:span text:style-name="T87">Added</text:span><text:span text:style-name="T84">&gt;() {};</text:span></text:p>
            <text:p text:style-name="P10"><text:span text:style-name="T84"><text:s text:c="8"/></text:span><text:span text:style-name="T89">recordAdded</text:span><text:span text:style-name="T84">.</text:span><text:span text:style-name="T93">select</text:span><text:span text:style-name="T84">(</text:span><text:span text:style-name="T94">annotation</text:span><text:span text:style-name="T84">).</text:span><text:span text:style-name="T93">fire</text:span><text:span text:style-name="T84">(</text:span><text:span text:style-name="T94">record</text:span><text:span text:style-name="T84">);</text:span></text:p>
            <text:p text:style-name="P10"><text:span text:style-name="T84"><text:s text:c="4"/></text:span><text:span text:style-name="T84">}</text:span></text:p>
            <text:p text:style-name="P10"><text:span text:style-name="T86"/></text:p>
            <text:p text:style-name="P10"><text:span text:style-name="T84">}</text:span></text:p>
            <text:p text:style-name="P10"><text:span text:style-name="T84"/></text:p>
            <text:p text:style-name="P10"><text:span text:style-name="T83">public</text:span><text:span text:style-name="T84"> </text:span><text:span text:style-name="T83">class</text:span><text:span text:style-name="T84"> </text:span><text:span text:style-name="T85">RecordLogger</text:span><text:span text:style-name="T84"> {</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objectEvent</text:span><text:span text:style-name="T84"> (</text:span><text:span text:style-name="T87">@Observes</text:span><text:span text:style-name="T84"> </text:span><text:span text:style-name="T85">Object</text:span><text:span text:style-name="T84"> </text:span><text:span text:style-name="T91">object</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Event</text:span><text:span text:style-name="T84"> (</text:span><text:span text:style-name="T87">@Observes</text:span><text:span text:style-name="T84"> </text:span><text:span text:style-name="T85">Record</text:span><text:span text:style-name="T84"> </text:span><text:span text:style-name="T91">record</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Added</text:span><text:span text:style-name="T84"> (</text:span><text:span text:style-name="T87">@Observes</text:span><text:span text:style-name="T84"> </text:span><text:span text:style-name="T87">@Added</text:span><text:span text:style-name="T84"> </text:span><text:span text:style-name="T85">Record</text:span><text:span text:style-name="T84"> </text:span><text:span text:style-name="T91">record</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Deleted</text:span><text:span text:style-name="T84"> (</text:span><text:span text:style-name="T87">@Observes</text:span><text:span text:style-name="T84"> </text:span><text:span text:style-name="T87">@Deleted</text:span><text:span text:style-name="T84"> </text:span><text:span text:style-name="T85">Record</text:span><text:span text:style-name="T84"> </text:span><text:span text:style-name="T91">record</text:span><text:span text:style-name="T84">) {}</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7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23" draw:layer="layout" svg:width="25.199cm" svg:height="13.859cm" svg:x="1.4cm" svg:y="4.914cm" presentation:class="outline" presentation:user-transformed="true">
          <draw:text-box>
            <text:p text:style-name="P10"><text:span text:style-name="T83">public</text:span><text:span text:style-name="T84"> </text:span><text:span text:style-name="T83">class</text:span><text:span text:style-name="T84"> </text:span><text:span text:style-name="T85">RecordLogger</text:span><text:span text:style-name="T84"> {</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recordString</text:span><text:span text:style-name="T84"> (</text:span><text:span text:style-name="T87">@Observes</text:span><text:span text:style-name="T84"> </text:span><text:span text:style-name="T85">Record</text:span><text:span text:style-name="T84">&lt;</text:span><text:span text:style-name="T85">String</text:span><text:span text:style-name="T84">&gt; </text:span><text:span text:style-name="T91">record</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Number</text:span><text:span text:style-name="T84"> (</text:span><text:span text:style-name="T87">@Observes</text:span><text:span text:style-name="T84"> </text:span><text:span text:style-name="T85">Record</text:span><text:span text:style-name="T84">&lt;</text:span><text:span text:style-name="T92">Number</text:span><text:span text:style-name="T84">&gt; </text:span><text:span text:style-name="T91">record</text:span><text:span text:style-name="T84">) {}</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10"><text:span text:style-name="T67"><text:s text:c="4"/></text:span><text:span text:style-name="T66">public</text:span><text:span text:style-name="T67"> </text:span><text:span text:style-name="T66">void</text:span><text:span text:style-name="T67"> </text:span><text:span text:style-name="T72">beginRequest</text:span><text:span text:style-name="T67">(</text:span><text:span text:style-name="T71">@Observes</text:span><text:span text:style-name="T67"> </text:span><text:span text:style-name="T71">@Initialized</text:span><text:span text:style-name="T67">(</text:span><text:span text:style-name="T71">RequestScoped</text:span><text:span text:style-name="T67">.</text:span><text:span text:style-name="T66">class</text:span><text:span text:style-name="T67">) </text:span><text:span text:style-name="T69">ServletRequest</text:span><text:span text:style-name="T67"> </text:span><text:span text:style-name="T101">req</text:span><text:span text:style-name="T67">) {}</text:span></text:p>
            <text:p text:style-name="P10"><text:span text:style-name="T67"/></text:p>
            <text:p text:style-name="P10"><text:span text:style-name="T96"><text:s text:c="4"/></text:span><text:span text:style-name="T95">public</text:span><text:span text:style-name="T96"> </text:span><text:span text:style-name="T95">void</text:span><text:span text:style-name="T96"> </text:span><text:span text:style-name="T108">endRequest</text:span><text:span text:style-name="T96">(</text:span><text:span text:style-name="T99">@Observes</text:span><text:span text:style-name="T96"> </text:span><text:span text:style-name="T99">@Destroyed</text:span><text:span text:style-name="T96">(</text:span><text:span text:style-name="T99">RequestScoped</text:span><text:span text:style-name="T96">.</text:span><text:span text:style-name="T95">class</text:span><text:span text:style-name="T98">) </text:span><text:span text:style-name="T69">ServletRequest</text:span><text:span text:style-name="T67"> </text:span><text:span text:style-name="T101">req</text:span><text:span text:style-name="T67">) {}</text:span></text:p>
            <text:p text:style-name="P10"><text:span text:style-name="T67"/></text:p>
            <text:p text:style-name="P10"><text:span text:style-name="T96"><text:s text:c="4"/></text:span><text:span text:style-name="T95">public</text:span><text:span text:style-name="T96"> </text:span><text:span text:style-name="T95">void</text:span><text:span text:style-name="T96"> </text:span><text:span text:style-name="T108">beginSession</text:span><text:span text:style-name="T96">(</text:span><text:span text:style-name="T99">@Observes</text:span><text:span text:style-name="T96"> </text:span><text:span text:style-name="T99">@Initialized</text:span><text:span text:style-name="T96">(</text:span><text:span text:style-name="T99">SessionScoped</text:span><text:span text:style-name="T96">.</text:span><text:span text:style-name="T95">class</text:span><text:span text:style-name="T98">) </text:span><text:span text:style-name="T69">HttpSession </text:span><text:span text:style-name="T101">req</text:span><text:span text:style-name="T67">) {}</text:span></text:p>
            <text:p text:style-name="P10"><text:span text:style-name="T67"/></text:p>
            <text:p text:style-name="P10"><text:span text:style-name="T67"><text:s text:c="4"/></text:span><text:span text:style-name="T66">public</text:span><text:span text:style-name="T67"> </text:span><text:span text:style-name="T66">void</text:span><text:span text:style-name="T67"> </text:span><text:span text:style-name="T72">endSession</text:span><text:span text:style-name="T67">(</text:span><text:span text:style-name="T71">@Observes</text:span><text:span text:style-name="T67"> </text:span><text:span text:style-name="T71">@Destroyed</text:span><text:span text:style-name="T67">(</text:span><text:span text:style-name="T71">SessionScoped</text:span><text:span text:style-name="T67">.</text:span><text:span text:style-name="T66">class</text:span><text:span text:style-name="T67">) </text:span><text:span text:style-name="T69">HttpSession</text:span><text:span text:style-name="T67"> </text:span><text:span text:style-name="T101">req</text:span><text:span text:style-name="T67">) {}</text:span></text:p>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7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10"><text:span text:style-name="T71">@Decorator</text:span></text:p>
            <text:p text:style-name="P10"><text:span text:style-name="T71">@Priority</text:span><text:span text:style-name="T67">(</text:span><text:span text:style-name="T71">Interceptor</text:span><text:span text:style-name="T67">.</text:span><text:span text:style-name="T68">Priority</text:span><text:span text:style-name="T67">.</text:span><text:span text:style-name="T74">APPLICATION</text:span><text:span text:style-name="T67">)</text:span></text:p>
            <text:p text:style-name="P10"><text:span text:style-name="T66">public</text:span><text:span text:style-name="T67"> </text:span><text:span text:style-name="T66">class</text:span><text:span text:style-name="T67"> </text:span><text:span text:style-name="T68">HelloDecorator</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71">@Delegate</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Decorated "</text:span><text:span text:style-name="T67"> + </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71"><text:s text:c="4"/></text:span><text:span text:style-name="T71">@Log</text:span></text:p>
            <text:p text:style-name="P10"><text:span text:style-name="T96"><text:s text:c="4"/></text:span><text:span text:style-name="T95">public</text:span><text:span text:style-name="T96"> </text:span><text:span text:style-name="T97">GreeterClient</text:span><text:span text:style-name="T98"> () {}</text:span></text:p>
            <text:p text:style-name="P10"><text:span text:style-name="T67"/></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102">display</text:span><text:span text:style-name="T67">(</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72"> </text:span><text:span text:style-name="T66">class</text:span><text:span text:style-name="T72"> </text:span><text:span text:style-name="T68">GreeterClient</text:span><text:span text:style-name="T72">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96"><text:s text:c="4"/></text:span><text:span text:style-name="T95">public</text:span><text:span text:style-name="T96"> </text:span><text:span text:style-name="T97">GreeterClient</text:span><text:span text:style-name="T98"> () {}</text:span></text:p>
            <text:p text:style-name="P10"><text:span text:style-name="T67"/></text:p>
            <text:p text:style-name="P10"><text:span text:style-name="T71"><text:s text:c="4"/></text:span><text:span text:style-name="T71">@Log</text:span></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102">display</text:span><text:span text:style-name="T67">(</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10"><text:span text:style-name="T71">@InterceptorBinding</text:span></text:p>
            <text:p text:style-name="P10"><text:span text:style-name="T71">@Target</text:span><text:span text:style-name="T67">({</text:span><text:span text:style-name="T74">CONSTRUCTOR</text:span><text:span text:style-name="T67">,</text:span><text:span text:style-name="T74"> METHOD</text:span><text:span text:style-name="T67">, </text:span><text:span text:style-name="T74">TYPE</text:span><text:span text:style-name="T67">})</text:span></text:p>
            <text:p text:style-name="P10"><text:span text:style-name="T71">@Retention</text:span><text:span text:style-name="T67">(</text:span><text:span text:style-name="T74">RUNTIME</text:span><text:span text:style-name="T67">)</text:span></text:p>
            <text:p text:style-name="P10"><text:span text:style-name="T66">public</text:span><text:span text:style-name="T67"> </text:span><text:span text:style-name="T66">@interface</text:span><text:span text:style-name="T67"> </text:span><text:span text:style-name="T71">Log</text:span><text:span text:style-name="T67"> {</text:span></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8" draw:text-style-name="P23" draw:layer="layout" svg:width="25.199cm" svg:height="14.156cm" svg:x="1.4cm" svg:y="4.914cm" presentation:class="outline" presentation:user-transformed="true">
          <draw:text-box>
            <text:p text:style-name="P10"><text:span text:style-name="T87">@Interceptor</text:span></text:p>
            <text:p text:style-name="P10"><text:span text:style-name="T87">@Log</text:span></text:p>
            <text:p text:style-name="P10"><text:span text:style-name="T87">@Priority</text:span><text:span text:style-name="T84">(</text:span><text:span text:style-name="T87">Interceptor</text:span><text:span text:style-name="T84">.</text:span><text:span text:style-name="T85">Priority</text:span><text:span text:style-name="T84">.</text:span><text:span text:style-name="T123">APPLICATION</text:span><text:span text:style-name="T84">)</text:span></text:p>
            <text:p text:style-name="P10"><text:span text:style-name="T83">public</text:span><text:span text:style-name="T84"> </text:span><text:span text:style-name="T83">class</text:span><text:span text:style-name="T84"> </text:span><text:span text:style-name="T85">LogInterceptor</text:span><text:span text:style-name="T84"> {</text:span></text:p>
            <text:p text:style-name="P10"><text:span text:style-name="T86"/></text:p>
            <text:p text:style-name="P10"><text:span text:style-name="T84"><text:s text:c="4"/></text:span><text:span text:style-name="T87">@AroundInvoke</text:span></text:p>
            <text:p text:style-name="P10"><text:span text:style-name="T84"><text:s text:c="4"/></text:span><text:span text:style-name="T83">public</text:span><text:span text:style-name="T84"> </text:span><text:span text:style-name="T85">Object</text:span><text:span text:style-name="T84"> </text:span><text:span text:style-name="T90">log</text:span><text:span text:style-name="T84"> (</text:span><text:span text:style-name="T88">InvocationContext</text:span><text:span text:style-name="T84"> </text:span><text:span text:style-name="T91">ic</text:span><text:span text:style-name="T84">) </text:span><text:span text:style-name="T83">throws</text:span><text:span text:style-name="T84"> </text:span><text:span text:style-name="T85">Exception</text:span><text:span text:style-name="T84"> {</text:span></text:p>
            <text:p text:style-name="P10"><text:span text:style-name="T84"><text:s text:c="8"/></text:span><text:span text:style-name="T85">System</text:span><text:span text:style-name="T84">.</text:span><text:span text:style-name="T123">out</text:span><text:span text:style-name="T84">.println(</text:span><text:span text:style-name="T124">"Start "</text:span><text:span text:style-name="T84"> + </text:span><text:span text:style-name="T94">ic</text:span><text:span text:style-name="T84">.</text:span><text:span text:style-name="T93">getMethod</text:span><text:span text:style-name="T84">().getName());</text:span></text:p>
            <text:p text:style-name="P10"><text:span text:style-name="T84"><text:s text:c="8"/></text:span><text:span text:style-name="T83">try</text:span><text:span text:style-name="T84">{</text:span></text:p>
            <text:p text:style-name="P10"><text:span text:style-name="T84"><text:s text:c="12"/></text:span><text:span text:style-name="T83">return</text:span><text:span text:style-name="T84"> </text:span><text:span text:style-name="T94">ic</text:span><text:span text:style-name="T84">.</text:span><text:span text:style-name="T93">proceed</text:span><text:span text:style-name="T84">();</text:span></text:p>
            <text:p text:style-name="P10"><text:span text:style-name="T84"><text:s text:c="8"/></text:span><text:span text:style-name="T84">}</text:span><text:span text:style-name="T83">catch</text:span><text:span text:style-name="T84">( </text:span><text:span text:style-name="T85">Exception</text:span><text:span text:style-name="T84"> </text:span><text:span text:style-name="T91">e</text:span><text:span text:style-name="T84"> ){</text:span></text:p>
            <text:p text:style-name="P10"><text:span text:style-name="T84"><text:s text:c="12"/></text:span><text:span text:style-name="T85">System</text:span><text:span text:style-name="T84">.</text:span><text:span text:style-name="T123">out</text:span><text:span text:style-name="T84">.println(</text:span><text:span text:style-name="T124">"Exception "</text:span><text:span text:style-name="T84"> + </text:span><text:span text:style-name="T94">e</text:span><text:span text:style-name="T84">);</text:span></text:p>
            <text:p text:style-name="P10"><text:span text:style-name="T84"><text:s text:c="12"/></text:span><text:span text:style-name="T83">throw</text:span><text:span text:style-name="T84"> </text:span><text:span text:style-name="T94">e</text:span><text:span text:style-name="T84">;</text:span></text:p>
            <text:p text:style-name="P10"><text:span text:style-name="T84"><text:s text:c="8"/></text:span><text:span text:style-name="T84">}</text:span><text:span text:style-name="T83">finally</text:span><text:span text:style-name="T84">{</text:span></text:p>
            <text:p text:style-name="P10"><text:span text:style-name="T84"><text:s text:c="12"/></text:span><text:span text:style-name="T85">System</text:span><text:span text:style-name="T84">.</text:span><text:span text:style-name="T123">out</text:span><text:span text:style-name="T84">.println(</text:span><text:span text:style-name="T124">"End "</text:span><text:span text:style-name="T84"> + </text:span><text:span text:style-name="T94">ic</text:span><text:span text:style-name="T84">.</text:span><text:span text:style-name="T93">getMethod</text:span><text:span text:style-name="T84">().getName());</text:span></text:p>
            <text:p text:style-name="P10"><text:span text:style-name="T84"><text:s text:c="8"/></text:span><text:span text:style-name="T84">}</text:span></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3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8" draw:text-style-name="P1" draw:layer="layout" svg:width="25.199cm" svg:height="14.156cm" svg:x="1.4cm" svg:y="4.914cm" presentation:class="outline" presentation:user-transformed="true">
          <draw:text-box>
            <text:p text:style-name="P10"><text:span text:style-name="T87">@Interceptor</text:span></text:p>
            <text:p text:style-name="P10"><text:span text:style-name="T87">@Log</text:span></text:p>
            <text:p text:style-name="P10"><text:span text:style-name="T87">@Priority</text:span><text:span text:style-name="T84">(</text:span><text:span text:style-name="T87">Interceptor</text:span><text:span text:style-name="T84">.</text:span><text:span text:style-name="T85">Priority</text:span><text:span text:style-name="T84">.</text:span><text:span text:style-name="T123">APPLICATION</text:span><text:span text:style-name="T84">)</text:span></text:p>
            <text:p text:style-name="P10"><text:span text:style-name="T83">public</text:span><text:span text:style-name="T84"> </text:span><text:span text:style-name="T83">class</text:span><text:span text:style-name="T84"> </text:span><text:span text:style-name="T85">LogInterceptor</text:span><text:span text:style-name="T84"> {</text:span></text:p>
            <text:p text:style-name="P10"><text:span text:style-name="T86"/></text:p>
            <text:p text:style-name="P10"><text:span text:style-name="T84"><text:s text:c="4"/></text:span><text:span text:style-name="T87">@AroundConstruct</text:span></text:p>
            <text:p text:style-name="P10"><text:span text:style-name="T84"><text:s text:c="4"/></text:span><text:span text:style-name="T83">public</text:span><text:span text:style-name="T84"> </text:span><text:span text:style-name="T85">Object</text:span><text:span text:style-name="T84"> </text:span><text:span text:style-name="T90">log</text:span><text:span text:style-name="T84"> (</text:span><text:span text:style-name="T88">InvocationContext</text:span><text:span text:style-name="T84"> </text:span><text:span text:style-name="T91">ic</text:span><text:span text:style-name="T84">) </text:span><text:span text:style-name="T83">throws</text:span><text:span text:style-name="T84"> </text:span><text:span text:style-name="T85">Exception</text:span><text:span text:style-name="T84"> {</text:span></text:p>
            <text:p text:style-name="P10"><text:span text:style-name="T84"><text:s text:c="8"/></text:span><text:span text:style-name="T85">System</text:span><text:span text:style-name="T84">.</text:span><text:span text:style-name="T123">out</text:span><text:span text:style-name="T84">.println(</text:span><text:span text:style-name="T124">"Start "</text:span><text:span text:style-name="T84"> + </text:span><text:span text:style-name="T94">ic</text:span><text:span text:style-name="T84">.</text:span><text:span text:style-name="T93">getConstructor</text:span><text:span text:style-name="T84">().getName());</text:span></text:p>
            <text:p text:style-name="P10"><text:span text:style-name="T84"><text:s text:c="8"/></text:span><text:span text:style-name="T83">try</text:span><text:span text:style-name="T84">{</text:span></text:p>
            <text:p text:style-name="P10"><text:span text:style-name="T84"><text:s text:c="12"/></text:span><text:span text:style-name="T83">return</text:span><text:span text:style-name="T84"> </text:span><text:span text:style-name="T94">ic</text:span><text:span text:style-name="T84">.</text:span><text:span text:style-name="T93">proceed</text:span><text:span text:style-name="T84">();</text:span></text:p>
            <text:p text:style-name="P10"><text:span text:style-name="T84"><text:s text:c="8"/></text:span><text:span text:style-name="T84">}</text:span><text:span text:style-name="T83">catch</text:span><text:span text:style-name="T84">( </text:span><text:span text:style-name="T85">Exception</text:span><text:span text:style-name="T84"> </text:span><text:span text:style-name="T91">e</text:span><text:span text:style-name="T84"> ){</text:span></text:p>
            <text:p text:style-name="P10"><text:span text:style-name="T84"><text:s text:c="12"/></text:span><text:span text:style-name="T85">System</text:span><text:span text:style-name="T84">.</text:span><text:span text:style-name="T123">out</text:span><text:span text:style-name="T84">.println(</text:span><text:span text:style-name="T124">"Exception "</text:span><text:span text:style-name="T84"> + </text:span><text:span text:style-name="T94">e</text:span><text:span text:style-name="T84">);</text:span></text:p>
            <text:p text:style-name="P10"><text:span text:style-name="T84"><text:s text:c="12"/></text:span><text:span text:style-name="T83">throw</text:span><text:span text:style-name="T84"> </text:span><text:span text:style-name="T94">e</text:span><text:span text:style-name="T84">;</text:span></text:p>
            <text:p text:style-name="P10"><text:span text:style-name="T84"><text:s text:c="8"/></text:span><text:span text:style-name="T84">}</text:span><text:span text:style-name="T83">finally</text:span><text:span text:style-name="T84">{</text:span></text:p>
            <text:p text:style-name="P10"><text:span text:style-name="T84"><text:s text:c="12"/></text:span><text:span text:style-name="T85">System</text:span><text:span text:style-name="T84">.</text:span><text:span text:style-name="T123">out</text:span><text:span text:style-name="T84">.println(</text:span><text:span text:style-name="T124">"End "</text:span><text:span text:style-name="T84"> + </text:span><text:span text:style-name="T94">ic</text:span><text:span text:style-name="T84">.</text:span><text:span text:style-name="T93">getConstructor</text:span><text:span text:style-name="T84">().getName());</text:span></text:p>
            <text:p text:style-name="P10"><text:span text:style-name="T84"><text:s text:c="8"/></text:span><text:span text:style-name="T84">}</text:span></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13"><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25" draw:layer="layout" svg:width="25.199cm" svg:height="13.859cm" svg:x="1.4cm" svg:y="4.914cm" presentation:class="outline" presentation:user-transformed="true">
          <draw:text-box>
            <text:p text:style-name="P13"><text:span text:style-name="T71">@Interceptor</text:span><text:span text:style-name="T71"><text:line-break/></text:span><text:span text:style-name="T71">@ExceptionAsResponse</text:span><text:span text:style-name="T71"><text:line-break/></text:span><text:span text:style-name="T71">@Priority</text:span><text:span text:style-name="T72">(</text:span><text:span text:style-name="T71">Interceptor</text:span><text:span text:style-name="T72">.</text:span><text:span text:style-name="T68">Priority</text:span><text:span text:style-name="T72">.</text:span><text:span text:style-name="T76">APPLICATION</text:span><text:span text:style-name="T72">)</text:span><text:span text:style-name="T72"><text:line-break/></text:span><text:span text:style-name="T66">public</text:span><text:span text:style-name="T72"> </text:span><text:span text:style-name="T66">class</text:span><text:span text:style-name="T72"> </text:span><text:span text:style-name="T68">ExceptionAsResponseInterceptor</text:span><text:span text:style-name="T72"> {}</text:span><text:span text:style-name="T72"><text:line-break/></text:span><text:span text:style-name="T72"><text:line-break/></text:span><text:span text:style-name="T71">@Interceptor</text:span><text:span text:style-name="T71"><text:line-break/></text:span><text:span text:style-name="T71">@TraceLog</text:span><text:span text:style-name="T71"><text:line-break/></text:span><text:span text:style-name="T71">@Priority</text:span><text:span text:style-name="T72">(</text:span><text:span text:style-name="T71">Interceptor</text:span><text:span text:style-name="T72">.</text:span><text:span text:style-name="T68">Priority</text:span><text:span text:style-name="T72">.</text:span><text:span text:style-name="T76">APPLICATION</text:span><text:span text:style-name="T72"> + </text:span><text:span text:style-name="T76">1</text:span><text:span text:style-name="T72">)</text:span><text:span text:style-name="T72"><text:line-break/></text:span><text:span text:style-name="T66">public</text:span><text:span text:style-name="T72"> </text:span><text:span text:style-name="T66">class</text:span><text:span text:style-name="T72"> </text:span><text:span text:style-name="T68">TraceLogInterceptor</text:span><text:span text:style-name="T72"> {}</text:span><text:span text:style-name="T72"><text:line-break/></text:span><text:span text:style-name="T72"><text:line-break/></text:span><text:span text:style-name="T71">@Interceptor</text:span><text:span text:style-name="T71"><text:line-break/></text:span><text:span text:style-name="T71">@Retry</text:span><text:span text:style-name="T71"><text:line-break/></text:span><text:span text:style-name="T71">@Priority</text:span><text:span text:style-name="T72">(</text:span><text:span text:style-name="T71">Interceptor</text:span><text:span text:style-name="T72">.</text:span><text:span text:style-name="T68">Priority</text:span><text:span text:style-name="T72">.</text:span><text:span text:style-name="T76">APPLICATION</text:span><text:span text:style-name="T72"> + </text:span><text:span text:style-name="T76">2</text:span><text:span text:style-name="T72">)</text:span><text:span text:style-name="T72"><text:line-break/></text:span><text:span text:style-name="T66">public</text:span><text:span text:style-name="T72"> </text:span><text:span text:style-name="T66">class</text:span><text:span text:style-name="T72"> </text:span><text:span text:style-name="T68">RetryInterceptor</text:span><text:span text:style-name="T72"> {}</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26"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39"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11" draw:layer="layout" svg:width="25.199cm" svg:height="13.859cm" svg:x="1.4cm" svg:y="4.914cm" presentation:class="outline" presentation:user-transformed="true">
          <draw:text-box>
            <text:p text:style-name="P10"><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10"><text:span text:style-name="T15"/></text:p>
            <text:p text:style-name="P10"><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10"><text:span text:style-name="T15"/></text:p>
            <text:p text:style-name="P10"><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10"><text:span text:style-name="T22"><text:s text:c="8"/></text:span><text:span text:style-name="T17">logger</text:span><text:span text:style-name="T22">.info(</text:span><text:span text:style-name="T31">"beginning the scanning process"</text:span><text:span text:style-name="T22">);</text:span></text:p>
            <text:p text:style-name="P10"><text:span text:style-name="T15"><text:s text:c="4"/></text:span><text:span text:style-name="T15">}</text:span></text:p>
            <text:p text:style-name="P10"><text:span text:style-name="T15"/></text:p>
            <text:p text:style-name="P10"><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10"><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10"><text:span text:style-name="T15"/></text:p>
            <text:p text:style-name="P10"><text:span text:style-name="T15"><text:s text:c="4"/></text:span><text:span text:style-name="T15">}</text:span></text:p>
            <text:p text:style-name="P10"><text:span text:style-name="T15"/></text:p>
            <text:p text:style-name="P10"><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10"><text:span text:style-name="T22"><text:s text:c="8"/></text:span><text:span text:style-name="T17">logger</text:span><text:span text:style-name="T22">.info(</text:span><text:span text:style-name="T31">"finished the scanning process"</text:span><text:span text:style-name="T22">);</text:span></text:p>
            <text:p text:style-name="P10"><text:span text:style-name="T15"><text:s text:c="4"/></text:span><text:span text:style-name="T15">}</text:span></text:p>
            <text:p text:style-name="P10"><text:span text:style-name="T15"/></text:p>
            <text:p text:style-name="P10"><text:span text:style-name="T15">}</text:span></text:p>
          </draw:text-box>
        </draw:frame>
        <presentation:notes draw:style-name="dp2">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23" draw:layer="layout" svg:width="25.199cm" svg:height="13.859cm" svg:x="1.4cm" svg:y="4.914cm" presentation:class="outline" presentation:user-transformed="true">
          <draw:text-box>
            <text:p text:style-name="P10"><text:span text:style-name="T83">class</text:span><text:span text:style-name="T84"> </text:span><text:span text:style-name="T85">MyExtension</text:span><text:span text:style-name="T84"> </text:span><text:span text:style-name="T83">implements</text:span><text:span text:style-name="T84"> </text:span><text:span text:style-name="T88">Extension</text:span><text:span text:style-name="T84"> {</text:span></text:p>
            <text:p text:style-name="P10"><text:span text:style-name="T86"/></text:p>
            <text:p text:style-name="P10"><text:span text:style-name="T84"><text:s text:c="4"/></text:span><text:span text:style-name="T84">&lt;</text:span><text:span text:style-name="T85">T</text:span><text:span text:style-name="T84">&gt; </text:span><text:span text:style-name="T83">void</text:span><text:span text:style-name="T84"> </text:span><text:span text:style-name="T90">processAnnotatedType</text:span><text:span text:style-name="T84"> (</text:span><text:span text:style-name="T87">@Observes</text:span><text:span text:style-name="T84"> </text:span><text:span text:style-name="T87">@WithAnnotations</text:span><text:span text:style-name="T84">({</text:span><text:span text:style-name="T87">Ignore</text:span><text:span text:style-name="T84">.</text:span><text:span text:style-name="T83">class</text:span><text:span text:style-name="T84">}) </text:span><text:span text:style-name="T88">ProcessAnnotatedType</text:span><text:span text:style-name="T84">&lt;</text:span><text:span text:style-name="T85">T</text:span><text:span text:style-name="T84">&gt; </text:span><text:span text:style-name="T91">pat</text:span><text:span text:style-name="T84">) {</text:span></text:p>
            <text:p text:style-name="P10"><text:span text:style-name="T84"><text:s text:c="8"/></text:span><text:span text:style-name="T83">if</text:span><text:span text:style-name="T84">( </text:span><text:span text:style-name="T94">pat</text:span><text:span text:style-name="T84">.</text:span><text:span text:style-name="T93">getAnnotatedType</text:span><text:span text:style-name="T84">().</text:span><text:span text:style-name="T93">isAnnotationPresent</text:span><text:span text:style-name="T84">(</text:span><text:span text:style-name="T87">Ignore</text:span><text:span text:style-name="T84">.</text:span><text:span text:style-name="T83">class</text:span><text:span text:style-name="T84">) ){</text:span></text:p>
            <text:p text:style-name="P10"><text:span text:style-name="T84"><text:s text:c="12"/></text:span><text:span text:style-name="T94">pat</text:span><text:span text:style-name="T84">.</text:span><text:span text:style-name="T93">veto</text:span><text:span text:style-name="T84">();</text:span></text:p>
            <text:p text:style-name="P10"><text:span text:style-name="T84"><text:s text:c="8"/></text:span><text:span text:style-name="T84">}</text:span></text:p>
            <text:p text:style-name="P10"><text:span text:style-name="T86"/></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rquillian</text:p>
          </draw:text-box>
        </draw:frame>
        <draw:frame presentation:style-name="pr40"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26"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rquillian example</text:p>
          </draw:text-box>
        </draw:frame>
        <draw:frame presentation:style-name="pr40"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6" draw:text-style-name="P26"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26" draw:text-style-name="P27" draw:layer="layout" svg:width="25.199cm" svg:height="13.859cm" svg:x="1.4cm" svg:y="4.914cm" presentation:class="outline" presentation:user-transformed="true">
          <draw:text-box>
            <text:list text:style-name="L3">
              <text:list-item>
                <text:p><text:span text:style-name="T125"><text:a xlink:href="http://bryncooke.github.io/cdi-unit/" xlink:type="simple">http://bryncooke.github.io/cdi-unit/</text:a></text:span></text:p>
              </text:list-item>
              <text:list-item>
                <text:p><text:span text:style-name="T125">JUnit runner for testing CDI applications</text:span></text:p>
              </text:list-item>
              <text:list-item>
                <text:p><text:span text:style-name="T125">Works by creating custom CDI/Weld deployments</text:span></text:p>
              </text:list-item>
              <text:list-item>
                <text:p><text:span text:style-name="T125">Supports</text:span></text:p>
                <text:list>
                  <text:list-item>
                    <text:p><text:span text:style-name="T125">Mockito</text:span></text:p>
                  </text:list-item>
                  <text:list-item>
                    <text:p><text:span text:style-name="T125">Custom deployments (@AdditionalClasses, @AdditionalClassPaths)</text:span></text:p>
                  </text:list-item>
                  <text:list-item>
                    <text:p><text:span text:style-name="T125">Scopes (@InRequestScope)</text:span></text:p>
                  </text:list-item>
                  <text:list-item>
                    <text:p><text:span text:style-name="T125">Alternatives (@ProducesAlternative)</text:span></text:p>
                  </text:list-item>
                  <text:list-item>
                    <text:p><text:span text:style-name="T125">Various Java EE technologies like JAX-RS (@JaxR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41"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Supports Mockito @Mock, @Spy annotations.</text:p>
              <text:p>Supports custom deployments with @AdditionalClasses, @AdditionalClassPaths.</text:p>
              <text:p>Supports scopes like @InRequestScope <text:s/>and @InSessionScope.</text:p>
              <text:p>Supports alternatives with @ProducesAlternative.</text:p>
              <text:p>Supports JAX-RS with @JaxRS.</text:p>
              <text:p>At IBM we used CDI-Unit everywhere in our application for unit testing and integration testing.</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2" draw:text-style-name="P19" draw:layer="layout" svg:width="25.199cm" svg:height="14.111cm" svg:x="1.4cm" svg:y="4.783cm" presentation:class="outline" presentation:user-transformed="true">
          <draw:text-box>
            <text:p text:style-name="P10"><text:span text:style-name="T71">@Application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Instance</text:span><text:span text:style-name="T67">&lt;</text:span><text:span text:style-name="T68">String</text:span><text:span text:style-name="T67">&gt; </text:span><text:span text:style-name="T75">user</text:span><text:span text:style-name="T67">;</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EmailService</text:span><text:span text:style-name="T67"> </text:span><text:span text:style-name="T75">email</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75">email</text:span><text:span text:style-name="T67">.</text:span><text:span text:style-name="T102">send</text:span><text:span text:style-name="T67">(</text:span><text:span text:style-name="T75">user</text:span><text:span text:style-name="T67">.</text:span><text:span text:style-name="T102">get</text:span><text:span text:style-name="T67">() + </text:span><text:span text:style-name="T73">" said "</text:span><text:span text:style-name="T67"> + </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9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10"><text:span text:style-name="T71">@RunWith</text:span><text:span text:style-name="T67">(</text:span><text:span text:style-name="T68">CdiRunner</text:span><text:span text:style-name="T67">.</text:span><text:span text:style-name="T66">class</text:span><text:span text:style-name="T67">)</text:span></text:p>
            <text:p text:style-name="P10"><text:span text:style-name="T66">public</text:span><text:span text:style-name="T67"> </text:span><text:span text:style-name="T66">class</text:span><text:span text:style-name="T67"> </text:span><text:span text:style-name="T68">GreeterClientTest</text:span><text:span text:style-name="T67"> {</text:span></text:p>
            <text:p text:style-name="P10"><text:span text:style-name="T70"/></text:p>
            <text:p text:style-name="P10"><text:span text:style-name="T67"><text:s text:c="4"/></text:span><text:span text:style-name="T71">@Produces</text:span><text:span text:style-name="T67"> </text:span><text:span text:style-name="T66">private</text:span><text:span text:style-name="T67"> </text:span><text:span text:style-name="T68">String</text:span><text:span text:style-name="T67"> </text:span><text:span text:style-name="T75">user</text:span><text:span text:style-name="T67"> = </text:span><text:span text:style-name="T73">"Frigo"</text:span><text:span text:style-name="T67">;</text:span></text:p>
            <text:p text:style-name="P10"><text:span text:style-name="T67"><text:s text:c="4"/></text:span><text:span text:style-name="T71">@Produces</text:span><text:span text:style-name="T67"> </text:span><text:span text:style-name="T71">@Mock</text:span><text:span text:style-name="T67"> </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s text:c="4"/></text:span><text:span text:style-name="T71">@Produces</text:span><text:span text:style-name="T67"> </text:span><text:span text:style-name="T71">@Mock</text:span><text:span text:style-name="T67"> </text:span><text:span text:style-name="T66">private</text:span><text:span text:style-name="T67"> </text:span><text:span text:style-name="T69">EmailService</text:span><text:span text:style-name="T67"> </text:span><text:span text:style-name="T75">email</text:span><text:span text:style-name="T67">;</text:span></text:p>
            <text:p text:style-name="P10"><text:span text:style-name="T67"><text:s text:c="4"/></text:span><text:span text:style-name="T71">@Inject</text:span><text:span text:style-name="T67"> </text:span><text:span text:style-name="T66">private</text:span><text:span text:style-name="T67"> </text:span><text:span text:style-name="T68">GreeterClient</text:span><text:span text:style-name="T67"> </text:span><text:span text:style-name="T75">greeter</text:span><text:span text:style-name="T67">;</text:span></text:p>
            <text:p text:style-name="P10"><text:span text:style-name="T70"/></text:p>
            <text:p text:style-name="P10"><text:span text:style-name="T67"><text:s text:c="4"/></text:span><text:span text:style-name="T71">@Test</text:span></text:p>
            <text:p text:style-name="P10"><text:span text:style-name="T67"><text:s text:c="4"/></text:span><text:span text:style-name="T66">public</text:span><text:span text:style-name="T67"> </text:span><text:span text:style-name="T66">void</text:span><text:span text:style-name="T67"> </text:span><text:span text:style-name="T72">greet_test</text:span><text:span text:style-name="T67"> () {</text:span></text:p>
            <text:p text:style-name="P10"><text:span text:style-name="T67"><text:s text:c="8"/></text:span><text:span text:style-name="T68">Mockito</text:span><text:span text:style-name="T67">.</text:span><text:span text:style-name="T102">doReturn</text:span><text:span text:style-name="T67">(</text:span><text:span text:style-name="T73">"Bonjour"</text:span><text:span text:style-name="T67">).</text:span><text:span text:style-name="T102">when</text:span><text:span text:style-name="T67">(</text:span><text:span text:style-name="T75">hello</text:span><text:span text:style-name="T67">).</text:span><text:span text:style-name="T102">hello</text:span><text:span text:style-name="T67">();</text:span></text:p>
            <text:p text:style-name="P10"><text:span text:style-name="T67"><text:s text:c="8"/></text:span><text:span text:style-name="T75">greeter</text:span><text:span text:style-name="T67">.greet();</text:span></text:p>
            <text:p text:style-name="P10"><text:span text:style-name="T67"><text:s text:c="8"/></text:span><text:span text:style-name="T68">Mockito</text:span><text:span text:style-name="T67">.</text:span><text:span text:style-name="T102">verify</text:span><text:span text:style-name="T67">(</text:span><text:span text:style-name="T75">email</text:span><text:span text:style-name="T67">).</text:span><text:span text:style-name="T102">send</text:span><text:span text:style-name="T67">(</text:span><text:span text:style-name="T73">"Frigo said Bonjour"</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27"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28" draw:layer="layout" svg:width="25.199cm" svg:height="13.859cm" svg:x="1.4cm" svg:y="4.914cm" presentation:class="outline" presentation:user-transformed="true">
          <draw:text-box>
            <text:list text:style-name="L3">
              <text:list-item>
                <text:p><text:span text:style-name="T126"><text:a xlink:href="https://github.com/cdi-spec" xlink:type="simple">https://github.com/cdi-spec</text:a></text:span></text:p>
              </text:list-item>
              <text:list-item>
                <text:p><text:span text:style-name="T126"><text:a xlink:href="https://github.com/weld" xlink:type="simple">https://github.com/weld</text:a></text:span></text:p>
              </text:list-item>
              <text:list-item>
                <text:p><text:span text:style-name="T126"><text:a xlink:href="https://www.baeldung.com/java-ee-cdi" xlink:type="simple">https://www.baeldung.com/java-ee-cdi</text:a></text:span></text:p>
              </text:list-item>
              <text:list-item>
                <text:p><text:span text:style-name="T126"><text:a xlink:href="https://www.javacodegeeks.com/cdi-tutorials" xlink:type="simple">https://www.javacodegeeks.com/cdi-tutorials</text:a></text:span></text:p>
              </text:list-item>
              <text:list-item>
                <text:p><text:span text:style-name="T126"><text:a xlink:href="https://dzone.com/refcardz/contexts-and-depencency" xlink:type="simple">https://dzone.com/refcardz/contexts-and-depencency</text:a></text:span></text:p>
              </text:list-item>
              <text:list-item>
                <text:p><text:span text:style-name="T126"><text:a xlink:href="http://next-presso.com/" xlink:type="simple">http://next-presso.com/</text:a></text:span></text:p>
              </text:list-item>
              <text:list-item>
                <text:p><text:span text:style-name="T126"><text:a xlink:href="https://javaee.github.io/tutorial/cdi-basic.html" xlink:type="simple">https://javaee.github.io/tutorial/cdi-basic.html</text:a></text:span></text:p>
              </text:list-item>
              <text:list-item>
                <text:p><text:span text:style-name="T126">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26" draw:text-style-name="P1"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93"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ce style:name="Consolas1" svg:font-family="Consolas" style:font-family-generic="swiss" style:font-pitch="variable"/>
    <style:font-face style:name="Consolas2" svg:font-family="Consolas" style:font-family-generic="swiss" style:font-pitch="fixed"/>
    <style:font-face style:name="Consolas3" svg:font-family="Consolas" style:font-adornments="Italic" style:font-family-generic="modern" style:font-pitch="fixed"/>
    <style:font-face style:name="Consolas4" svg:font-family="Consolas" style:font-family-generic="modern" style:font-pitch="fixed"/>
    <style:font-face style:name="Consolas5"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8H42M58S</meta:editing-duration>
    <meta:editing-cycles>642</meta:editing-cycles>
    <meta:generator>LibreOffice/7.3.4.2$Windows_X86_64 LibreOffice_project/728fec16bd5f605073805c3c9e7c4212a0120dc5</meta:generator>
    <dc:date>2023-04-02T20:51:09.334000000</dc:date>
    <meta:document-statistic meta:object-count="393"/>
  </office:meta>
</office:document-meta>
</file>